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a12" style:family="table">
      <style:table-properties style:width="15.575cm" table:align="left"/>
    </style:style>
    <style:style style:name="Tabela12.A" style:family="table-column">
      <style:table-column-properties style:column-width="4.8cm"/>
    </style:style>
    <style:style style:name="Tabela12.B" style:family="table-column">
      <style:table-column-properties style:column-width="10.776cm"/>
    </style:style>
    <style:style style:name="Tabela12.A1" style:family="table-cell">
      <style:table-cell-properties style:vertical-align="middle" fo:padding="0.049cm" fo:border="none"/>
    </style:style>
    <style:style style:name="Tabela6" style:family="table">
      <style:table-properties style:width="17cm" table:align="left"/>
    </style:style>
    <style:style style:name="Tabela6.A" style:family="table-column">
      <style:table-column-properties style:column-width="3.087cm"/>
    </style:style>
    <style:style style:name="Tabela6.B" style:family="table-column">
      <style:table-column-properties style:column-width="2.485cm"/>
    </style:style>
    <style:style style:name="Tabela6.C" style:family="table-column">
      <style:table-column-properties style:column-width="5.076cm"/>
    </style:style>
    <style:style style:name="Tabela6.D" style:family="table-column">
      <style:table-column-properties style:column-width="6.352cm"/>
    </style:style>
    <style:style style:name="Tabela6.A1" style:family="table-cell">
      <style:table-cell-properties style:vertical-align="middle" fo:padding="0.049cm" fo:border="none"/>
    </style:style>
    <style:style style:name="Tabela3" style:family="table">
      <style:table-properties style:width="16.651cm" table:align="left"/>
    </style:style>
    <style:style style:name="Tabela3.A" style:family="table-column">
      <style:table-column-properties style:column-width="3.769cm"/>
    </style:style>
    <style:style style:name="Tabela3.B" style:family="table-column">
      <style:table-column-properties style:column-width="12.882cm"/>
    </style:style>
    <style:style style:name="Tabela3.A1" style:family="table-cell">
      <style:table-cell-properties style:vertical-align="middle" fo:padding="0.049cm" fo:border="none"/>
    </style:style>
    <style:style style:name="Tabela5" style:family="table">
      <style:table-properties style:width="17cm" table:align="left"/>
    </style:style>
    <style:style style:name="Tabela5.A" style:family="table-column">
      <style:table-column-properties style:column-width="3.634cm"/>
    </style:style>
    <style:style style:name="Tabela5.B" style:family="table-column">
      <style:table-column-properties style:column-width="5.572cm"/>
    </style:style>
    <style:style style:name="Tabela5.C" style:family="table-column">
      <style:table-column-properties style:column-width="7.795cm"/>
    </style:style>
    <style:style style:name="Tabela5.A1" style:family="table-cell">
      <style:table-cell-properties style:vertical-align="middle" fo:padding="0.049cm" fo:border="none"/>
    </style:style>
    <style:style style:name="Tabela7" style:family="table">
      <style:table-properties style:width="17cm" table:align="left"/>
    </style:style>
    <style:style style:name="Tabela7.A" style:family="table-column">
      <style:table-column-properties style:column-width="3.591cm"/>
    </style:style>
    <style:style style:name="Tabela7.B" style:family="table-column">
      <style:table-column-properties style:column-width="7.918cm"/>
    </style:style>
    <style:style style:name="Tabela7.C" style:family="table-column">
      <style:table-column-properties style:column-width="5.491cm"/>
    </style:style>
    <style:style style:name="Tabela7.A1" style:family="table-cell">
      <style:table-cell-properties style:vertical-align="middle" fo:padding="0.049cm" fo:border="none"/>
    </style:style>
    <style:style style:name="Tabela4" style:family="table">
      <style:table-properties style:width="16.499cm" table:align="left"/>
    </style:style>
    <style:style style:name="Tabela4.A" style:family="table-column">
      <style:table-column-properties style:column-width="0.684cm"/>
    </style:style>
    <style:style style:name="Tabela4.B" style:family="table-column">
      <style:table-column-properties style:column-width="6.029cm"/>
    </style:style>
    <style:style style:name="Tabela4.C" style:family="table-column">
      <style:table-column-properties style:column-width="9.786cm"/>
    </style:style>
    <style:style style:name="Tabela4.A1" style:family="table-cell">
      <style:table-cell-properties style:vertical-align="middle" fo:padding="0.049cm" fo:border="none"/>
    </style:style>
    <style:style style:name="Tabela8" style:family="table">
      <style:table-properties style:width="16.57cm" table:align="left"/>
    </style:style>
    <style:style style:name="Tabela8.A" style:family="table-column">
      <style:table-column-properties style:column-width="4.785cm"/>
    </style:style>
    <style:style style:name="Tabela8.B" style:family="table-column">
      <style:table-column-properties style:column-width="11.785cm"/>
    </style:style>
    <style:style style:name="Tabela8.A1" style:family="table-cell">
      <style:table-cell-properties style:vertical-align="middle" fo:padding="0.049cm" fo:border="none"/>
    </style:style>
    <style:style style:name="Tabela10" style:family="table">
      <style:table-properties style:width="17cm" table:align="left"/>
    </style:style>
    <style:style style:name="Tabela10.A" style:family="table-column">
      <style:table-column-properties style:column-width="5.002cm"/>
    </style:style>
    <style:style style:name="Tabela10.B" style:family="table-column">
      <style:table-column-properties style:column-width="11.998cm"/>
    </style:style>
    <style:style style:name="Tabela10.A1" style:family="table-cell">
      <style:table-cell-properties style:vertical-align="middle" fo:padding="0.049cm" fo:border="none"/>
    </style:style>
    <style:style style:name="Tabela9" style:family="table">
      <style:table-properties style:width="17cm" table:align="left"/>
    </style:style>
    <style:style style:name="Tabela9.A" style:family="table-column">
      <style:table-column-properties style:column-width="6.138cm"/>
    </style:style>
    <style:style style:name="Tabela9.B" style:family="table-column">
      <style:table-column-properties style:column-width="10.862cm"/>
    </style:style>
    <style:style style:name="Tabela9.A1" style:family="table-cell">
      <style:table-cell-properties style:vertical-align="middle" fo:padding="0.049cm" fo:border="none"/>
    </style:style>
    <style:style style:name="Tabela11" style:family="table">
      <style:table-properties style:width="17cm" table:align="left"/>
    </style:style>
    <style:style style:name="Tabela11.A" style:family="table-column">
      <style:table-column-properties style:column-width="5.121cm"/>
    </style:style>
    <style:style style:name="Tabela11.B" style:family="table-column">
      <style:table-column-properties style:column-width="11.88cm"/>
    </style:style>
    <style:style style:name="Tabela11.A1" style:family="table-cell">
      <style:table-cell-properties style:vertical-align="middle" fo:padding="0.049cm" fo:border="none"/>
    </style:style>
    <style:style style:name="Tabela2" style:family="table">
      <style:table-properties style:width="17.145cm" fo:margin-left="0cm" table:align="left"/>
    </style:style>
    <style:style style:name="Tabela2.A" style:family="table-column">
      <style:table-column-properties style:column-width="4.551cm"/>
    </style:style>
    <style:style style:name="Tabela2.B" style:family="table-column">
      <style:table-column-properties style:column-width="7.373cm"/>
    </style:style>
    <style:style style:name="Tabela2.C" style:family="table-column">
      <style:table-column-properties style:column-width="5.221cm"/>
    </style:style>
    <style:style style:name="Tabela2.A1" style:family="table-cell">
      <style:table-cell-properties style:vertical-align="middle" fo:padding="0.049cm" fo:border="none"/>
    </style:style>
    <style:style style:name="Tabela1" style:family="table">
      <style:table-properties style:width="16.563cm" table:align="left"/>
    </style:style>
    <style:style style:name="Tabela1.A" style:family="table-column">
      <style:table-column-properties style:column-width="2.272cm"/>
    </style:style>
    <style:style style:name="Tabela1.B" style:family="table-column">
      <style:table-column-properties style:column-width="2.08cm"/>
    </style:style>
    <style:style style:name="Tabela1.C" style:family="table-column">
      <style:table-column-properties style:column-width="5.032cm"/>
    </style:style>
    <style:style style:name="Tabela1.D" style:family="table-column">
      <style:table-column-properties style:column-width="7.179cm"/>
    </style:style>
    <style:style style:name="Tabela1.A1" style:family="table-cell">
      <style:table-cell-properties style:vertical-align="middle" fo:padding="0.049cm" fo:border="none"/>
    </style:style>
    <style:style style:name="Tabela14" style:family="table">
      <style:table-properties style:width="17cm" table:align="left"/>
    </style:style>
    <style:style style:name="Tabela14.A" style:family="table-column">
      <style:table-column-properties style:column-width="2.905cm"/>
    </style:style>
    <style:style style:name="Tabela14.B" style:family="table-column">
      <style:table-column-properties style:column-width="14.095cm"/>
    </style:style>
    <style:style style:name="Tabela14.A1" style:family="table-cell">
      <style:table-cell-properties style:vertical-align="middle" fo:padding="0.049cm" fo:border="none"/>
    </style:style>
    <style:style style:name="P1" style:family="paragraph" style:parent-style-name="Heading_20_1">
      <style:paragraph-properties fo:text-align="center" style:justify-single-word="false" fo:break-before="page"/>
      <style:text-properties officeooo:paragraph-rsid="0022342e"/>
    </style:style>
    <style:style style:name="P2" style:family="paragraph" style:parent-style-name="Table_20_Heading">
      <style:text-properties officeooo:paragraph-rsid="0022342e"/>
    </style:style>
    <style:style style:name="P3" style:family="paragraph" style:parent-style-name="Table_20_Contents">
      <style:text-properties officeooo:paragraph-rsid="002f12c4"/>
    </style:style>
    <style:style style:name="P4" style:family="paragraph" style:parent-style-name="Table_20_Contents">
      <style:text-properties officeooo:rsid="002f12c4" officeooo:paragraph-rsid="002f12c4"/>
    </style:style>
    <style:style style:name="P5" style:family="paragraph" style:parent-style-name="Table_20_Contents">
      <style:text-properties officeooo:paragraph-rsid="0022342e"/>
    </style:style>
    <style:style style:name="P6" style:family="paragraph" style:parent-style-name="Text_20_body">
      <style:text-properties officeooo:paragraph-rsid="0022342e"/>
    </style:style>
    <style:style style:name="P7" style:family="paragraph" style:parent-style-name="Heading_20_3">
      <style:text-properties officeooo:paragraph-rsid="0022342e"/>
    </style:style>
    <style:style style:name="P8" style:family="paragraph" style:parent-style-name="Heading_20_4" style:list-style-name="L1">
      <style:text-properties officeooo:paragraph-rsid="0022342e"/>
    </style:style>
    <style:style style:name="P9" style:family="paragraph" style:parent-style-name="Text_20_body" style:list-style-name="L1">
      <style:text-properties officeooo:paragraph-rsid="0022342e"/>
    </style:style>
    <style:style style:name="P10" style:family="paragraph" style:parent-style-name="Text_20_body">
      <style:paragraph-properties fo:text-align="center" style:justify-single-word="false"/>
      <style:text-properties officeooo:paragraph-rsid="0022342e"/>
    </style:style>
    <style:style style:name="P11" style:family="paragraph" style:parent-style-name="Heading_20_1">
      <style:paragraph-properties fo:break-before="page"/>
    </style:style>
    <style:style style:name="P12" style:family="paragraph" style:parent-style-name="Heading_20_2">
      <style:text-properties officeooo:paragraph-rsid="0029db0f"/>
    </style:style>
    <style:style style:name="P13" style:family="paragraph" style:parent-style-name="Heading_20_3" style:list-style-name="L2">
      <style:text-properties officeooo:paragraph-rsid="0029db0f"/>
    </style:style>
    <style:style style:name="P14" style:family="paragraph" style:parent-style-name="Standard" style:list-style-name="L2">
      <style:text-properties officeooo:paragraph-rsid="0029db0f"/>
    </style:style>
    <style:style style:name="P15" style:family="paragraph" style:parent-style-name="Heading_20_3" style:list-style-name="L2"/>
    <style:style style:name="P16" style:family="paragraph" style:parent-style-name="Heading_20_3" style:list-style-name="L2">
      <style:text-properties officeooo:paragraph-rsid="0010f95a"/>
    </style:style>
    <style:style style:name="P17" style:family="paragraph" style:parent-style-name="Heading_20_3" style:list-style-name="L2">
      <style:text-properties officeooo:paragraph-rsid="00240d29"/>
    </style:style>
    <style:style style:name="P18" style:family="paragraph" style:parent-style-name="Heading_20_3" style:list-style-name="L2">
      <style:text-properties officeooo:paragraph-rsid="00156f6a"/>
    </style:style>
    <style:style style:name="P19" style:family="paragraph" style:parent-style-name="Heading_20_4">
      <style:text-properties officeooo:paragraph-rsid="001fba54"/>
    </style:style>
    <style:style style:name="P20" style:family="paragraph" style:parent-style-name="Heading_20_2">
      <style:paragraph-properties fo:break-before="page"/>
      <style:text-properties officeooo:paragraph-rsid="002538c8"/>
    </style:style>
    <style:style style:name="P21" style:family="paragraph" style:parent-style-name="Text_20_body">
      <style:paragraph-properties fo:text-align="center" style:justify-single-word="false"/>
      <style:text-properties fo:font-weight="normal" officeooo:rsid="001b32e2" officeooo:paragraph-rsid="001b32e2" style:font-weight-asian="normal" style:font-weight-complex="normal"/>
    </style:style>
    <style:style style:name="P22" style:family="paragraph" style:parent-style-name="Text_20_body">
      <style:text-properties officeooo:rsid="001b32e2" officeooo:paragraph-rsid="001b32e2"/>
    </style:style>
    <style:style style:name="P23" style:family="paragraph" style:parent-style-name="Heading_20_3" style:list-style-name="L2">
      <style:text-properties officeooo:paragraph-rsid="00186d54"/>
    </style:style>
    <style:style style:name="P24" style:family="paragraph" style:parent-style-name="Text_20_body">
      <style:text-properties officeooo:paragraph-rsid="00186d54"/>
    </style:style>
    <style:style style:name="P25" style:family="paragraph" style:parent-style-name="Text_20_body">
      <style:paragraph-properties fo:break-before="page"/>
      <style:text-properties officeooo:paragraph-rsid="00186d54"/>
    </style:style>
    <style:style style:name="P26" style:family="paragraph" style:parent-style-name="Text_20_body">
      <style:text-properties officeooo:paragraph-rsid="0010f95a"/>
    </style:style>
    <style:style style:name="P27" style:family="paragraph" style:parent-style-name="Text_20_body">
      <style:paragraph-properties fo:text-align="center" style:justify-single-word="false"/>
      <style:text-properties officeooo:paragraph-rsid="0010f95a"/>
    </style:style>
    <style:style style:name="P28" style:family="paragraph" style:parent-style-name="Text_20_body">
      <style:paragraph-properties fo:text-align="center" style:justify-single-word="false"/>
      <style:text-properties officeooo:rsid="001bc72e" officeooo:paragraph-rsid="001bc72e"/>
    </style:style>
    <style:style style:name="P29" style:family="paragraph" style:parent-style-name="Text_20_body">
      <style:paragraph-properties fo:text-align="center" style:justify-single-word="false"/>
      <style:text-properties fo:font-weight="normal" officeooo:rsid="001bc72e" officeooo:paragraph-rsid="001bc72e" style:font-weight-asian="normal" style:font-weight-complex="normal"/>
    </style:style>
    <style:style style:name="P30" style:family="paragraph" style:parent-style-name="Text_20_body">
      <style:text-properties officeooo:paragraph-rsid="001bc72e"/>
    </style:style>
    <style:style style:name="P31" style:family="paragraph" style:parent-style-name="Heading_20_3" style:list-style-name="L2">
      <style:text-properties officeooo:paragraph-rsid="00177979"/>
    </style:style>
    <style:style style:name="P32" style:family="paragraph" style:parent-style-name="Text_20_body">
      <style:text-properties officeooo:paragraph-rsid="00177979"/>
    </style:style>
    <style:style style:name="P33" style:family="paragraph" style:parent-style-name="Heading_20_2">
      <style:paragraph-properties fo:break-before="page"/>
      <style:text-properties officeooo:rsid="002541d5" officeooo:paragraph-rsid="002541d5"/>
    </style:style>
    <style:style style:name="P34" style:family="paragraph" style:parent-style-name="Heading_20_3">
      <style:text-properties officeooo:paragraph-rsid="0011f67e"/>
    </style:style>
    <style:style style:name="P35" style:family="paragraph" style:parent-style-name="Heading_20_3" style:list-style-name="L2">
      <style:text-properties officeooo:paragraph-rsid="001c24cc"/>
    </style:style>
    <style:style style:name="P36" style:family="paragraph" style:parent-style-name="Text_20_body">
      <style:text-properties officeooo:paragraph-rsid="001c24cc"/>
    </style:style>
    <style:style style:name="P37" style:family="paragraph" style:parent-style-name="Heading_20_3" style:list-style-name="L3">
      <style:text-properties officeooo:paragraph-rsid="001c24cc"/>
    </style:style>
    <style:style style:name="P38" style:family="paragraph" style:parent-style-name="Text_20_body">
      <style:text-properties officeooo:paragraph-rsid="0011f67e"/>
    </style:style>
    <style:style style:name="P39" style:family="paragraph" style:parent-style-name="Text_20_body">
      <style:paragraph-properties fo:margin-top="0cm" fo:margin-bottom="0cm" style:contextual-spacing="false"/>
      <style:text-properties officeooo:paragraph-rsid="0011f67e"/>
    </style:style>
    <style:style style:name="P40" style:family="paragraph" style:parent-style-name="Heading_20_3" style:list-style-name="L2" style:master-page-name="">
      <loext:graphic-properties draw:fill="none"/>
      <style:paragraph-properties fo:margin-left="2.2cm" fo:margin-right="0cm" fo:margin-top="0.247cm" fo:margin-bottom="0.212cm" style:contextual-spacing="false" fo:text-indent="-0.6cm" style:auto-text-indent="false" style:page-number="auto" fo:background-color="transparent" fo:keep-with-next="always"/>
      <style:text-properties officeooo:paragraph-rsid="0011f67e"/>
    </style:style>
    <style:style style:name="P41" style:family="paragraph" style:parent-style-name="Text_20_body" style:list-style-name="L4"/>
    <style:style style:name="P42" style:family="paragraph" style:parent-style-name="Text_20_body">
      <style:paragraph-properties fo:text-align="center" style:justify-single-word="false"/>
      <style:text-properties officeooo:paragraph-rsid="0015426a"/>
    </style:style>
    <style:style style:name="P43" style:family="paragraph" style:parent-style-name="Text_20_body">
      <style:paragraph-properties fo:text-align="start" style:justify-single-word="false"/>
      <style:text-properties officeooo:paragraph-rsid="0015426a"/>
    </style:style>
    <style:style style:name="P44" style:family="paragraph" style:parent-style-name="Text_20_body">
      <style:text-properties officeooo:paragraph-rsid="0015426a"/>
    </style:style>
    <style:style style:name="P45" style:family="paragraph" style:parent-style-name="Table_20_Heading">
      <style:text-properties officeooo:paragraph-rsid="0015426a"/>
    </style:style>
    <style:style style:name="P46" style:family="paragraph" style:parent-style-name="Table_20_Contents">
      <style:text-properties officeooo:paragraph-rsid="001c24cc"/>
    </style:style>
    <style:style style:name="P47" style:family="paragraph" style:parent-style-name="Table_20_Contents">
      <style:text-properties officeooo:paragraph-rsid="0015426a"/>
    </style:style>
    <style:style style:name="P48" style:family="paragraph" style:parent-style-name="Heading_20_3" style:list-style-name="L2">
      <style:text-properties officeooo:paragraph-rsid="0027e275"/>
    </style:style>
    <style:style style:name="P49" style:family="paragraph" style:parent-style-name="Heading_20_3" style:list-style-name="L2">
      <style:text-properties fo:font-weight="normal" officeooo:rsid="0027e275" officeooo:paragraph-rsid="0027e275" style:font-weight-asian="normal" style:font-weight-complex="normal"/>
    </style:style>
    <style:style style:name="P50" style:family="paragraph" style:parent-style-name="Standard" style:list-style-name="L2">
      <style:text-properties officeooo:paragraph-rsid="0027e275"/>
    </style:style>
    <style:style style:name="P51" style:family="paragraph" style:parent-style-name="Heading_20_2">
      <style:text-properties officeooo:paragraph-rsid="002808ec"/>
    </style:style>
    <style:style style:name="P52" style:family="paragraph" style:parent-style-name="Heading_20_3" style:list-style-name="L2">
      <style:text-properties officeooo:paragraph-rsid="001fba54"/>
    </style:style>
    <style:style style:name="P53" style:family="paragraph" style:parent-style-name="Heading_20_2">
      <style:text-properties officeooo:paragraph-rsid="002bedd0"/>
    </style:style>
    <style:style style:name="P54" style:family="paragraph" style:parent-style-name="Heading_20_3">
      <style:paragraph-properties fo:text-align="center" style:justify-single-word="false"/>
    </style:style>
    <style:style style:name="P55" style:family="paragraph" style:parent-style-name="Text_20_body" style:list-style-name="L2">
      <style:text-properties officeooo:paragraph-rsid="001fba54"/>
    </style:style>
    <style:style style:name="P56" style:family="paragraph" style:parent-style-name="Heading_20_3">
      <style:paragraph-properties fo:text-align="center" style:justify-single-word="false"/>
      <style:text-properties officeooo:paragraph-rsid="002bedd0"/>
    </style:style>
    <style:style style:name="P57" style:family="paragraph" style:parent-style-name="Heading_20_3" style:list-style-name="L2">
      <style:text-properties officeooo:paragraph-rsid="002039d1"/>
    </style:style>
    <style:style style:name="P58" style:family="paragraph" style:parent-style-name="Text_20_body">
      <style:text-properties officeooo:paragraph-rsid="002039d1"/>
    </style:style>
    <style:style style:name="P59" style:family="paragraph" style:parent-style-name="Heading_20_1">
      <style:paragraph-properties fo:text-align="center" style:justify-single-word="false" fo:break-before="page"/>
    </style:style>
    <style:style style:name="P60" style:family="paragraph" style:parent-style-name="Table_20_Contents">
      <style:text-properties officeooo:rsid="000f4c17" officeooo:paragraph-rsid="000f4c17"/>
    </style:style>
    <style:style style:name="P61"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text-properties officeooo:rsid="000f4c17" officeooo:paragraph-rsid="000f4c17"/>
    </style:style>
    <style:style style:name="P62" style:family="paragraph" style:parent-style-name="Table_20_Contents">
      <loext:graphic-properties draw:fill="none"/>
      <style:paragraph-properties fo:margin-left="0.101cm" fo:margin-right="-0.6cm" fo:orphans="0" fo:widows="0" fo:text-indent="0cm" style:auto-text-indent="false" fo:background-color="transparent" text:number-lines="false" text:line-number="0"/>
    </style:style>
    <style:style style:name="P63" style:family="paragraph" style:parent-style-name="Heading_20_1" style:list-style-name="">
      <style:paragraph-properties fo:text-align="center" style:justify-single-word="false"/>
    </style:style>
    <style:style style:name="P64" style:family="paragraph" style:parent-style-name="Text_20_body" style:list-style-name="L5">
      <style:text-properties officeooo:paragraph-rsid="001c24cc"/>
    </style:style>
    <style:style style:name="P65" style:family="paragraph" style:parent-style-name="Heading_20_1">
      <style:paragraph-properties fo:text-align="center" style:justify-single-word="false"/>
      <style:text-properties officeooo:rsid="001c24cc" officeooo:paragraph-rsid="001c24cc"/>
    </style:style>
    <style:style style:name="P66" style:family="paragraph" style:parent-style-name="Text_20_body">
      <style:paragraph-properties fo:text-align="start" style:justify-single-word="false"/>
      <style:text-properties officeooo:paragraph-rsid="001c24cc"/>
    </style:style>
    <style:style style:name="P67" style:family="paragraph" style:parent-style-name="Text_20_body" style:list-style-name="L6"/>
    <style:style style:name="P68" style:family="paragraph" style:parent-style-name="Text_20_body">
      <style:text-properties officeooo:paragraph-rsid="0023276d"/>
    </style:style>
    <style:style style:name="P69" style:family="paragraph" style:parent-style-name="Text_20_body" style:list-style-name="L7"/>
    <style:style style:name="P70" style:family="paragraph" style:parent-style-name="Text_20_body" style:list-style-name="L8"/>
    <style:style style:name="P71" style:family="paragraph" style:parent-style-name="Preformatted_20_Text">
      <style:paragraph-properties fo:margin-top="0cm" fo:margin-bottom="0.499cm" style:contextual-spacing="false"/>
    </style:style>
    <style:style style:name="P72" style:family="paragraph" style:parent-style-name="Text_20_body" style:list-style-name="L9"/>
    <style:style style:name="T1" style:family="text">
      <style:text-properties officeooo:rsid="0022342e"/>
    </style:style>
    <style:style style:name="T2" style:family="text">
      <style:text-properties officeooo:rsid="002f12c4"/>
    </style:style>
    <style:style style:name="T3" style:family="text">
      <style:text-properties officeooo:rsid="001fba54"/>
    </style:style>
    <style:style style:name="T4" style:family="text">
      <style:text-properties fo:font-weight="normal" style:font-weight-asian="normal" style:font-weight-complex="normal"/>
    </style:style>
    <style:style style:name="T5" style:family="text">
      <style:text-properties fo:font-weight="normal" officeooo:rsid="002f12c4" style:font-weight-asian="normal" style:font-weight-complex="normal"/>
    </style:style>
    <style:style style:name="T6" style:family="text">
      <style:text-properties officeooo:rsid="001db241"/>
    </style:style>
    <style:style style:name="T7" style:family="text">
      <style:text-properties fo:font-weight="bold" officeooo:rsid="001cbfd2" style:font-weight-asian="bold" style:font-weight-complex="bold"/>
    </style:style>
    <style:style style:name="T8" style:family="text">
      <style:text-properties officeooo:rsid="001cbfd2"/>
    </style:style>
    <style:style style:name="T9" style:family="text">
      <style:text-properties fo:font-weight="normal" officeooo:rsid="001cbfd2" style:font-weight-asian="normal" style:font-weight-complex="normal"/>
    </style:style>
    <style:style style:name="T10" style:family="text">
      <style:text-properties fo:font-weight="normal" officeooo:rsid="001db241" style:font-weight-asian="normal" style:font-weight-complex="normal"/>
    </style:style>
    <style:style style:name="T11" style:family="text">
      <style:text-properties fo:font-weight="normal" officeooo:rsid="001e5cce" style:font-weight-asian="normal" style:font-weight-complex="normal"/>
    </style:style>
    <style:style style:name="T12" style:family="text">
      <style:text-properties officeooo:rsid="0017d404"/>
    </style:style>
    <style:style style:name="T13" style:family="text">
      <style:text-properties officeooo:rsid="002808ec"/>
    </style:style>
    <style:style style:name="T14" style:family="text">
      <style:text-properties fo:font-weight="normal" officeooo:rsid="002808ec" style:font-weight-asian="normal" style:font-weight-complex="normal"/>
    </style:style>
    <style:style style:name="T15" style:family="text">
      <style:text-properties officeooo:rsid="00240d29"/>
    </style:style>
    <style:style style:name="T16" style:family="text">
      <style:text-properties fo:font-weight="normal" officeooo:rsid="00240d29" style:font-weight-asian="normal" style:font-weight-complex="normal"/>
    </style:style>
    <style:style style:name="T17" style:family="text">
      <style:text-properties officeooo:rsid="002538c8"/>
    </style:style>
    <style:style style:name="T18" style:family="text">
      <style:text-properties officeooo:rsid="0029db0f"/>
    </style:style>
    <style:style style:name="T19" style:family="text">
      <style:text-properties officeooo:rsid="00156f6a"/>
    </style:style>
    <style:style style:name="T20" style:family="text">
      <style:text-properties fo:font-weight="normal" officeooo:rsid="00156f6a" style:font-weight-asian="normal" style:font-weight-complex="normal"/>
    </style:style>
    <style:style style:name="T21" style:family="text">
      <style:text-properties style:font-name="Liberation Serif" fo:font-size="14pt" fo:font-weight="normal" officeooo:rsid="001fba54" style:font-name-asian="NSimSun1" style:font-size-asian="14pt" style:font-weight-asian="normal" style:font-name-complex="Arial1" style:font-size-complex="14pt" style:font-weight-complex="normal"/>
    </style:style>
    <style:style style:name="T22" style:family="text">
      <style:text-properties style:font-name="Liberation Serif" fo:font-size="14pt" fo:font-weight="normal" officeooo:rsid="00156f6a" style:font-name-asian="NSimSun1" style:font-size-asian="14pt" style:font-weight-asian="normal" style:font-name-complex="Arial1" style:font-size-complex="14pt" style:font-weight-complex="normal"/>
    </style:style>
    <style:style style:name="T23" style:family="text">
      <style:text-properties style:font-name="Liberation Serif" fo:font-size="14pt" fo:font-weight="normal" officeooo:rsid="00240d29" style:font-name-asian="NSimSun1" style:font-size-asian="14pt" style:font-weight-asian="normal" style:font-name-complex="Arial1" style:font-size-complex="14pt" style:font-weight-complex="normal"/>
    </style:style>
    <style:style style:name="T24" style:family="text">
      <style:text-properties fo:font-weight="normal" officeooo:rsid="000f4c17" style:font-weight-asian="normal" style:font-weight-complex="normal"/>
    </style:style>
    <style:style style:name="T25" style:family="text">
      <style:text-properties fo:font-weight="normal" officeooo:rsid="00186d54"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normal" officeooo:rsid="001bc72e" style:font-weight-asian="normal" style:font-weight-complex="normal"/>
    </style:style>
    <style:style style:name="T28" style:family="text">
      <style:text-properties officeooo:rsid="00177979"/>
    </style:style>
    <style:style style:name="T29" style:family="text">
      <style:text-properties fo:font-weight="normal" officeooo:rsid="00177979" style:font-weight-asian="normal" style:font-weight-complex="normal"/>
    </style:style>
    <style:style style:name="T30" style:family="text">
      <style:text-properties fo:font-weight="normal" officeooo:rsid="001c24cc" style:font-weight-asian="normal" style:font-weight-complex="normal"/>
    </style:style>
    <style:style style:name="T31" style:family="text">
      <style:text-properties officeooo:rsid="002541d5"/>
    </style:style>
    <style:style style:name="T32" style:family="text">
      <style:text-properties fo:font-weight="bold" officeooo:rsid="001c24cc" style:font-weight-asian="bold" style:font-weight-complex="bold"/>
    </style:style>
    <style:style style:name="T33" style:family="text">
      <style:text-properties fo:font-weight="normal" officeooo:rsid="002541d5" style:font-weight-asian="normal" style:font-weight-complex="normal"/>
    </style:style>
    <style:style style:name="T34" style:family="text">
      <style:text-properties fo:font-weight="normal" officeooo:rsid="0011f67e" style:font-weight-asian="normal" style:font-weight-complex="normal"/>
    </style:style>
    <style:style style:name="T35" style:family="text">
      <style:text-properties officeooo:rsid="0026f3d8"/>
    </style:style>
    <style:style style:name="T36" style:family="text">
      <style:text-properties style:font-name="Liberation Serif" fo:font-size="14pt" fo:font-weight="normal" style:font-name-asian="NSimSun1" style:font-size-asian="14pt" style:font-weight-asian="normal" style:font-name-complex="Arial1" style:font-size-complex="14pt" style:font-weight-complex="normal"/>
    </style:style>
    <style:style style:name="T37" style:family="text">
      <style:text-properties style:font-name="Liberation Serif" fo:font-size="14pt" fo:font-weight="normal" officeooo:rsid="001c24cc" style:font-name-asian="NSimSun1" style:font-size-asian="14pt" style:font-weight-asian="normal" style:font-name-complex="Arial1" style:font-size-complex="14pt" style:font-weight-complex="normal"/>
    </style:style>
    <style:style style:name="T38" style:family="text">
      <style:text-properties style:font-name="Liberation Serif" fo:font-size="14pt" fo:font-weight="bold" style:font-name-asian="NSimSun1" style:font-size-asian="14pt" style:font-weight-asian="bold" style:font-name-complex="Arial1" style:font-size-complex="14pt" style:font-weight-complex="bold"/>
    </style:style>
    <style:style style:name="T39" style:family="text">
      <style:text-properties officeooo:rsid="0027e275"/>
    </style:style>
    <style:style style:name="T40" style:family="text">
      <style:text-properties officeooo:rsid="0011f67e"/>
    </style:style>
    <style:style style:name="T41" style:family="text">
      <style:text-properties officeooo:rsid="001c24cc"/>
    </style:style>
    <style:style style:name="T42" style:family="text">
      <style:text-properties fo:font-weight="normal" officeooo:rsid="0010f95a" style:font-weight-asian="normal" style:font-weight-complex="normal"/>
    </style:style>
    <style:style style:name="T43" style:family="text">
      <style:text-properties fo:font-weight="normal" officeooo:rsid="0027e275" style:font-weight-asian="normal" style:font-weight-complex="normal"/>
    </style:style>
    <style:style style:name="T44" style:family="text">
      <style:text-properties fo:font-weight="bold" officeooo:rsid="002808ec" style:font-weight-asian="bold" style:font-weight-complex="bold"/>
    </style:style>
    <style:style style:name="T45" style:family="text">
      <style:text-properties fo:font-weight="bold" officeooo:rsid="0010f95a" style:font-weight-asian="bold" style:font-weight-complex="bold"/>
    </style:style>
    <style:style style:name="T46" style:family="text">
      <style:text-properties officeooo:rsid="001e5cce"/>
    </style:style>
    <style:style style:name="T47" style:family="text">
      <style:text-properties fo:font-weight="normal" officeooo:rsid="0029db0f" style:font-weight-asian="normal" style:font-weight-complex="normal"/>
    </style:style>
    <style:style style:name="T48" style:family="text">
      <style:text-properties officeooo:rsid="002bedd0"/>
    </style:style>
    <style:style style:name="T49" style:family="text">
      <style:text-properties style:font-name="Liberation Serif" fo:font-size="14pt" fo:font-weight="normal" officeooo:rsid="001e5cce" style:font-name-asian="NSimSun1" style:font-size-asian="14pt" style:font-weight-asian="normal" style:font-name-complex="Arial1" style:font-size-complex="14pt" style:font-weight-complex="normal"/>
    </style:style>
    <style:style style:name="T50" style:family="text">
      <style:text-properties officeooo:rsid="0010f95a"/>
    </style:style>
    <style:style style:name="T51" style:family="text">
      <style:text-properties style:font-name="Liberation Serif" fo:font-size="14pt" fo:font-weight="normal" officeooo:rsid="0029db0f" style:font-name-asian="NSimSun1" style:font-size-asian="14pt" style:font-weight-asian="normal" style:font-name-complex="Arial1" style:font-size-complex="14pt" style:font-weight-complex="normal"/>
    </style:style>
    <style:style style:name="T52" style:family="text">
      <style:text-properties style:font-name="Liberation Serif" fo:font-size="14pt" officeooo:rsid="001e5cce" style:font-name-asian="NSimSun1" style:font-size-asian="14pt" style:font-name-complex="Arial1" style:font-size-complex="14pt"/>
    </style:style>
    <style:style style:name="T53" style:family="text">
      <style:text-properties style:font-name="Liberation Serif" fo:font-size="14pt" fo:font-weight="normal" officeooo:rsid="002bd709" style:font-name-asian="NSimSun1" style:font-size-asian="14pt" style:font-weight-asian="normal" style:font-name-complex="Arial1" style:font-size-complex="14pt" style:font-weight-complex="normal"/>
    </style:style>
    <style:style style:name="T54" style:family="text">
      <style:text-properties style:font-name="Liberation Serif" fo:font-size="14pt" officeooo:rsid="002bd709" style:font-name-asian="NSimSun1" style:font-size-asian="14pt" style:font-name-complex="Arial1" style:font-size-complex="14pt"/>
    </style:style>
    <style:style style:name="T55" style:family="text">
      <style:text-properties style:font-name="Liberation Serif" fo:font-size="14pt" fo:font-weight="bold" officeooo:rsid="001e5cce" style:font-name-asian="NSimSun1" style:font-size-asian="14pt" style:font-weight-asian="bold" style:font-name-complex="Arial1" style:font-size-complex="14pt" style:font-weight-complex="bold"/>
    </style:style>
    <style:style style:name="T56" style:family="text">
      <style:text-properties style:font-name="Liberation Serif" fo:font-size="14pt" fo:font-weight="bold" officeooo:rsid="002bd709" style:font-name-asian="NSimSun1" style:font-size-asian="14pt" style:font-weight-asian="bold" style:font-name-complex="Arial1" style:font-size-complex="14pt" style:font-weight-complex="bold"/>
    </style:style>
    <style:style style:name="T57" style:family="text">
      <style:text-properties style:font-name="Liberation Serif" fo:font-size="14pt" fo:font-weight="normal" officeooo:rsid="002bedd0" style:font-name-asian="NSimSun1" style:font-size-asian="14pt" style:font-weight-asian="normal" style:font-name-complex="Arial1" style:font-size-complex="14pt" style:font-weight-complex="normal"/>
    </style:style>
    <style:style style:name="T58" style:family="text">
      <style:text-properties style:font-name="Liberation Serif" fo:font-size="14pt" officeooo:rsid="001fba54" style:font-name-asian="NSimSun1" style:font-size-asian="14pt" style:font-name-complex="Arial1" style:font-size-complex="14pt"/>
    </style:style>
    <style:style style:name="T59" style:family="text">
      <style:text-properties fo:font-weight="normal" officeooo:rsid="002cce19" style:font-weight-asian="normal" style:font-weight-complex="normal"/>
    </style:style>
    <style:style style:name="T60" style:family="text">
      <style:text-properties style:font-name="Liberation Serif" fo:font-size="14pt" fo:font-weight="normal" officeooo:rsid="002cce19" style:font-name-asian="NSimSun1" style:font-size-asian="14pt" style:font-weight-asian="normal" style:font-name-complex="Arial1" style:font-size-complex="14pt" style:font-weight-complex="normal"/>
    </style:style>
    <style:style style:name="T61" style:family="text">
      <style:text-properties fo:font-size="14pt" fo:font-weight="normal" officeooo:rsid="001fba54" style:font-size-asian="14pt" style:font-weight-asian="normal" style:font-size-complex="14pt" style:font-weight-complex="normal"/>
    </style:style>
    <style:style style:name="T62" style:family="text">
      <style:text-properties fo:font-weight="normal" officeooo:rsid="002bedd0" style:font-weight-asian="normal" style:font-weight-complex="normal"/>
    </style:style>
    <style:style style:name="T63" style:family="text">
      <style:text-properties fo:font-weight="normal" officeooo:rsid="002039d1" style:font-weight-asian="normal" style:font-weight-complex="normal"/>
    </style:style>
    <style:style style:name="T64" style:family="text">
      <style:text-properties officeooo:rsid="000f4c17"/>
    </style:style>
    <style:style style:name="T65" style:family="text">
      <style:text-properties officeooo:rsid="0019ed7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ódulos <text:span text:style-name="T1">Identificados</text:span></text:h>
      <table:table table:name="Tabela12" table:style-name="Tabela12">
        <table:table-column table:style-name="Tabela12.A"/>
        <table:table-column table:style-name="Tabela12.B"/>
        <table:table-header-rows>
          <table:table-row>
            <table:table-cell table:style-name="Tabela12.A1" office:value-type="string">
              <text:p text:style-name="P2">Módulo</text:p>
            </table:table-cell>
            <table:table-cell table:style-name="Tabela12.A1" office:value-type="string">
              <text:p text:style-name="P2">Objetivo</text:p>
            </table:table-cell>
          </table:table-row>
        </table:table-header-rows>
        <table:table-row>
          <table:table-cell table:style-name="Tabela12.A1" office:value-type="string">
            <text:p text:style-name="P3"><text:span text:style-name="Strong_20_Emphasis"><text:span text:style-name="T2">Estoque</text:span></text:span></text:p>
          </table:table-cell>
          <table:table-cell table:style-name="Tabela12.A1" office:value-type="string">
            <text:p text:style-name="P4">Registro de movimentações de produtos, identificando a origem de cada ação</text:p>
          </table:table-cell>
        </table:table-row>
        <table:table-row>
          <table:table-cell table:style-name="Tabela12.A1" office:value-type="string">
            <text:p text:style-name="P5"><text:span text:style-name="Strong_20_Emphasis">Vendas</text:span></text:p>
          </table:table-cell>
          <table:table-cell table:style-name="Tabela12.A1" office:value-type="string">
            <text:p text:style-name="P5">Pré-venda, <text:span text:style-name="T2">venda efetiva, </text:span>pedido, itens</text:p>
          </table:table-cell>
        </table:table-row>
        <table:table-row>
          <table:table-cell table:style-name="Tabela12.A1" office:value-type="string">
            <text:p text:style-name="P5"><text:span text:style-name="Strong_20_Emphasis">Financeiro</text:span></text:p>
          </table:table-cell>
          <table:table-cell table:style-name="Tabela12.A1" office:value-type="string">
            <text:p text:style-name="P5">Crediário, contas a pagar/receber, fluxo de caixa, cobrança, forma de pagamento</text:p>
          </table:table-cell>
        </table:table-row>
        <table:table-row>
          <table:table-cell table:style-name="Tabela12.A1" office:value-type="string">
            <text:p text:style-name="P5"><text:span text:style-name="Strong_20_Emphasis"><text:span text:style-name="T3">Cadastro</text:span></text:span></text:p>
          </table:table-cell>
          <table:table-cell table:style-name="Tabela12.A1" office:value-type="string">
            <text:p text:style-name="P5">Clientes, fornecedores, vendedores</text:p>
          </table:table-cell>
        </table:table-row>
        <table:table-row>
          <table:table-cell table:style-name="Tabela12.A1" office:value-type="string">
            <text:p text:style-name="P5"><text:span text:style-name="Strong_20_Emphasis">Relatórios &amp; Dashboards</text:span></text:p>
          </table:table-cell>
          <table:table-cell table:style-name="Tabela12.A1" office:value-type="string">
            <text:p text:style-name="P5">Análises, gráficos, exportações</text:p>
          </table:table-cell>
        </table:table-row>
        <table:table-row>
          <table:table-cell table:style-name="Tabela12.A1" office:value-type="string">
            <text:p text:style-name="P5"><text:span text:style-name="Strong_20_Emphasis">Segurança</text:span></text:p>
          </table:table-cell>
          <table:table-cell table:style-name="Tabela12.A1" office:value-type="string">
            <text:p text:style-name="P3"><text:span text:style-name="Strong_20_Emphasis"><text:s/></text:span><text:span text:style-name="Strong_20_Emphasis"><text:span text:style-name="T4">Acesso </text:span></text:span><text:span text:style-name="Strong_20_Emphasis"><text:span text:style-name="T5">&amp; Autenticação para: </text:span></text:span>Perfis, permissões, controle de login, <text:span text:style-name="T3">Logs</text:span></text:p>
          </table:table-cell>
        </table:table-row>
        <table:table-row>
          <table:table-cell table:style-name="Tabela12.A1" office:value-type="string">
            <text:p text:style-name="P5"><text:span text:style-name="Strong_20_Emphasis">Configurações</text:span></text:p>
          </table:table-cell>
          <table:table-cell table:style-name="Tabela12.A1" office:value-type="string">
            <text:p text:style-name="P5">Parâmetros gerais do sistema</text:p>
          </table:table-cell>
        </table:table-row>
      </table:table>
      <text:p text:style-name="P6"/>
      <text:h text:style-name="P7" text:outline-level="3">🔎Análise <text:span text:style-name="T6">de abrangência de cada</text:span> módulo:</text:h>
      <text:list text:style-name="L1">
        <text:list-item>
          <text:h text:style-name="P8" text:outline-level="4"><text:span text:style-name="Strong_20_Emphasis">Produto: </text:span><text:span text:style-name="T4">Cadastro e controle de produtos, Estoque, Precificação, Impressão de etiquetas, Código de barras.</text:span></text:h>
        </text:list-item>
        <text:list-item>
          <text:p text:style-name="P9"><text:span text:style-name="T7">Vendas</text:span><text:span text:style-name="T8">: Pré</text:span>-venda e venda efetiva, Tipos de pagamento, Relacionamento com cliente, Vendedor, Pedido e itens de pedido.</text:p>
        </text:list-item>
        <text:list-item>
          <text:p text:style-name="P9"><text:span text:style-name="Strong_20_Emphasis">Financeiro: </text:span><text:span text:style-name="Strong_20_Emphasis"><text:span text:style-name="T9">Contas </text:span></text:span><text:span text:style-name="T4">a p</text:span>agar e a receber, <text:span text:style-name="T8">Fluxo </text:span>de caixa, Crediário, Controle de inadimplência, Envio de cobranças automáticas.</text:p>
        </text:list-item>
        <text:list-item>
          <text:p text:style-name="P9"><text:span text:style-name="Strong_20_Emphasis"><text:span text:style-name="T8">Base de </text:span></text:span><text:span text:style-name="Strong_20_Emphasis">Cadastro</text:span><text:span text:style-name="Strong_20_Emphasis"><text:span text:style-name="T8">s</text:span></text:span><text:span text:style-name="Strong_20_Emphasis">: </text:span><text:span text:style-name="Strong_20_Emphasis"><text:span text:style-name="T9">Clientes, </text:span></text:span><text:span text:style-name="T4">For</text:span>necedores, Vendedores, Categorias, formas de pagamento, caixas etc.</text:p>
        </text:list-item>
        <text:list-item>
          <text:p text:style-name="P9"><text:span text:style-name="Strong_20_Emphasis">Relatórios &amp; Dashboards: </text:span><text:span text:style-name="Strong_20_Emphasis"><text:span text:style-name="T10">Relatórios</text:span></text:span><text:span text:style-name="Strong_20_Emphasis"><text:span text:style-name="T6"> </text:span></text:span>de vendas, estoque, inadimplência, fluxo de caixa, Dashboards gerenciais, Exportações (PDF, Excel). <text:span text:style-name="Emphasis">Essencial para tomada de decisão.</text:span></text:p>
        </text:list-item>
        <text:list-item>
          <text:p text:style-name="P9"><text:span text:style-name="Strong_20_Emphasis">Segurança e Acesso (Controle de Usuários): </text:span>Perfis de acesso, Permissões por módulo/tela, Login multiusuário, <text:span text:style-name="T3">Logs de acesso e auditoria</text:span></text:p>
        </text:list-item>
        <text:list-item>
          <text:p text:style-name="P9"><text:span text:style-name="Strong_20_Emphasis">Configurações do Sistema:</text:span><text:span text:style-name="Strong_20_Emphasis"><text:span text:style-name="T4"> </text:span></text:span><text:span text:style-name="Strong_20_Emphasis"><text:span text:style-name="T11">parâmetros gerais, vendas, financeiro, mensagens, relatórios, segurança</text:span></text:span></text:p>
        </text:list-item>
      </text:list>
      <text:p text:style-name="P6"/>
      <text:p text:style-name="P10"/>
      <text:h text:style-name="P11" text:outline-level="1"><text:span text:style-name="T12">Mapeamento de </text:span>Entidades Confirmadas e Justificadas</text:h>
      <text:h text:style-name="P12" text:outline-level="2"><text:span text:style-name="Strong_20_Emphasis"><text:span text:style-name="T13">Módulo Cadastro</text:span></text:span></text:h>
      <text:list text:style-name="L2">
        <text:list-item>
          <text:list>
            <text:list-item>
              <text:list>
                <text:list-item>
                  <text:h text:style-name="P13" text:outline-level="3"><text:span text:style-name="Strong_20_Emphasis"><text:span text:style-name="T13">CLIENTES</text:span></text:span><text:span text:style-name="Strong_20_Emphasis"><text:line-break/></text:span><text:span text:style-name="Strong_20_Emphasis"><text:span text:style-name="T4">Pessoa física que realiza compras, pode usar o crediário e </text:span></text:span><text:span text:style-name="Strong_20_Emphasis"><text:span text:style-name="T14">pode </text:span></text:span><text:span text:style-name="Strong_20_Emphasis"><text:span text:style-name="T4">participar de uma pré-venda </text:span></text:span><text:span text:style-name="Strong_20_Emphasis"><text:span text:style-name="T14">para levar o produto para casa e provar o produto antes de comprar</text:span></text:span><text:span text:style-name="Strong_20_Emphasis"><text:span text:style-name="T4">.</text:span></text:span></text:h>
                </text:list-item>
                <text:list-item>
                  <text:p text:style-name="P14"><text:span text:style-name="Strong_20_Emphasis"><text:span text:style-name="T13">FORNECEDORES</text:span></text:span><text:span text:style-name="Strong_20_Emphasis"><text:line-break/></text:span><text:span text:style-name="T4">Responsável por fornecer produtos à loja.</text:span></text:p>
                </text:list-item>
                <text:list-item>
                  <text:h text:style-name="P13" text:outline-level="3"><text:span text:style-name="Strong_20_Emphasis"><text:span text:style-name="T13">VENDEDORES</text:span></text:span><text:span text:style-name="Strong_20_Emphasis"><text:line-break/></text:span><text:span text:style-name="Strong_20_Emphasis"><text:span text:style-name="T14">Funcionário</text:span></text:span><text:span text:style-name="T4"> que realiza vendas e acompanha pré-vendas. Associação direta com usuário.</text:span></text:h>
                </text:list-item>
                <text:list-item>
                  <text:h text:style-name="P15" text:outline-level="3"><text:span text:style-name="Strong_20_Emphasis"><text:span text:style-name="T15">PRODUTOS</text:span></text:span><text:span text:style-name="Strong_20_Emphasis"><text:line-break/></text:span><text:span text:style-name="Strong_20_Emphasis"><text:span text:style-name="T16">Material</text:span></text:span><text:span text:style-name="T4"> comercializad</text:span><text:span text:style-name="T16">o</text:span><text:span text:style-name="T4"> na loja. Usado em vendas e controle de estoque.</text:span></text:h>
                </text:list-item>
                <text:list-item>
                  <text:h text:style-name="P16" text:outline-level="3"><text:span text:style-name="Strong_20_Emphasis"><text:span text:style-name="T15">PRODUTO_CATEGORIAS</text:span></text:span><text:span text:style-name="Strong_20_Emphasis"><text:line-break/></text:span><text:span text:style-name="T4">Classifica os produtos (roupas femininas, jeans, etc.), </text:span><text:span text:style-name="T16">armazena as taxas (margem de lucro, desconto, parcelamento)</text:span></text:h>
                </text:list-item>
              </text:list>
            </text:list-item>
          </text:list>
        </text:list-item>
      </text:list>
      <text:h text:style-name="P12" text:outline-level="2"><text:span text:style-name="T17">Módulo </text:span><text:span text:style-name="T18">Estoque</text:span></text:h>
      <text:list text:continue-numbering="true" text:style-name="L2">
        <text:list-item>
          <text:list>
            <text:list-item>
              <text:list>
                <text:list-item>
                  <text:h text:style-name="P17" text:outline-level="3"><text:span text:style-name="Strong_20_Emphasis"><text:span text:style-name="T15">ESTOQUES<text:line-break/></text:span></text:span><text:span text:style-name="Strong_20_Emphasis"><text:span text:style-name="T16">Armazena a quantidade atualmente disponível dos produtos</text:span></text:span></text:h>
                </text:list-item>
                <text:list-item>
                  <text:h text:style-name="P18" text:outline-level="3"><text:span text:style-name="Strong_20_Emphasis"><text:span text:style-name="T15">ESTOQUE_MOVIMENTACOES</text:span></text:span><text:span text:style-name="Strong_20_Emphasis"><text:span text:style-name="T19"><text:line-break/></text:span></text:span><text:span text:style-name="Strong_20_Emphasis"><text:span text:style-name="T16">Registra c</text:span></text:span><text:span text:style-name="Strong_20_Emphasis"><text:span text:style-name="T20">ada entrada ou saída física de produtos no estoque, </text:span></text:span><text:span text:style-name="Strong_20_Emphasis"><text:span text:style-name="T16">com rastreamento da ação e sua origem.</text:span></text:span></text:h>
                </text:list-item>
                <text:list-item>
                  <text:h text:style-name="P18" text:outline-level="3"><text:span text:style-name="Strong_20_Emphasis"><text:span text:style-name="T19">E</text:span></text:span><text:span text:style-name="Strong_20_Emphasis"><text:span text:style-name="T15">STOQUE_ACOES_MOVIMENTACAO</text:span></text:span><text:span text:style-name="Strong_20_Emphasis"><text:span text:style-name="T19"><text:line-break/></text:span></text:span><text:span text:style-name="Strong_20_Emphasis"><text:span text:style-name="T20">Representa tipo de movimentação física no estoque. </text:span></text:span><text:span text:style-name="Strong_20_Emphasis"><text:span text:style-name="T16">Exemplo: entrada, saída, devolução, ajuste. </text:span></text:span><text:span text:style-name="Strong_20_Emphasis"><text:span text:style-name="T21">A</text:span></text:span><text:span text:style-name="Strong_20_Emphasis"><text:span text:style-name="T22"> </text:span></text:span><text:span text:style-name="Strong_20_Emphasis"><text:span text:style-name="T23">ação</text:span></text:span><text:span text:style-name="Strong_20_Emphasis"><text:span text:style-name="T22"> responde à pergunta: “O estoque aumentou ou diminuiu?”</text:span></text:span></text:h>
                </text:list-item>
                <text:list-item>
                  <text:h text:style-name="P18" text:outline-level="3"><text:span text:style-name="Strong_20_Emphasis"><text:span text:style-name="T19">E</text:span></text:span><text:span text:style-name="Strong_20_Emphasis"><text:span text:style-name="T15">STOQUE_ORIGENS_MOVIMENTACAO</text:span></text:span><text:span text:style-name="Strong_20_Emphasis"><text:span text:style-name="T20"><text:line-break/>Representa o evento de negócio que originou a movimentação. </text:span></text:span><text:span text:style-name="Strong_20_Emphasis"><text:span text:style-name="T16">Exemplo: </text:span></text:span><text:span text:style-name="Strong_20_Emphasis"><text:span text:style-name="T16">Compra, Venda, Pre-venda, devolução, correção. </text:span></text:span><text:span text:style-name="Strong_20_Emphasis"><text:span text:style-name="T22">A </text:span></text:span><text:span text:style-name="Strong_20_Emphasis"><text:span text:style-name="T23">origem</text:span></text:span><text:span text:style-name="Strong_20_Emphasis"><text:span text:style-name="T22"> responde à pergunta: “Qual foi o processo que causou essa ação?”</text:span></text:span></text:h>
                </text:list-item>
              </text:list>
            </text:list-item>
          </text:list>
        </text:list-item>
      </text:list>
      <text:h text:style-name="P19" text:outline-level="4"><text:span text:style-name="Strong_20_Emphasis"><text:span text:style-name="T22"><text:line-break/></text:span></text:span></text:h>
      <text:h text:style-name="P20" text:outline-level="2"><text:span text:style-name="Strong_20_Emphasis"><text:span text:style-name="T17">Módulo Vendas</text:span></text:span></text:h>
      <text:list text:continue-numbering="true" text:style-name="L2">
        <text:list-item>
          <text:list>
            <text:list-item>
              <text:list>
                <text:list-item>
                  <text:h text:style-name="P15" text:outline-level="3"><text:span text:style-name="Strong_20_Emphasis"><text:span text:style-name="T17">VENDAS</text:span></text:span><text:span text:style-name="Strong_20_Emphasis"><text:line-break/></text:span><text:span text:style-name="T4">Ato de finalizar a compra <text:s/></text:span><text:span text:style-name="T24">de</text:span><text:span text:style-name="T4"> um ou mais produtos, após o processo da pré-venda ou venda direta.<text:line-break/>Representa </text:span><text:span text:style-name="Strong_20_Emphasis"><text:span text:style-name="T4">apenas vendas confirmadas</text:span></text:span><text:span text:style-name="T4">.</text:span></text:h>
                </text:list-item>
              </text:list>
            </text:list-item>
          </text:list>
        </text:list-item>
      </text:list>
      <text:p text:style-name="P21">Explicação dos Campos de Preço </text:p>
      <table:table table:name="Tabela6" table:style-name="Tabela6">
        <table:table-column table:style-name="Tabela6.A"/>
        <table:table-column table:style-name="Tabela6.B"/>
        <table:table-column table:style-name="Tabela6.C"/>
        <table:table-column table:style-name="Tabela6.D"/>
        <table:table-header-rows>
          <table:table-row>
            <table:table-cell table:style-name="Tabela6.A1" office:value-type="string">
              <text:p text:style-name="Table_20_Heading">Campo</text:p>
            </table:table-cell>
            <table:table-cell table:style-name="Tabela6.A1" office:value-type="string">
              <text:p text:style-name="Table_20_Heading">Tipo</text:p>
            </table:table-cell>
            <table:table-cell table:style-name="Tabela6.A1" office:value-type="string">
              <text:p text:style-name="Table_20_Heading">Descrição</text:p>
            </table:table-cell>
            <table:table-cell table:style-name="Tabela6.A1" office:value-type="string">
              <text:p text:style-name="Table_20_Heading">Observações Técnicas</text:p>
            </table:table-cell>
          </table:table-row>
        </table:table-header-rows>
        <table:table-row>
          <table:table-cell table:style-name="Tabela6.A1" office:value-type="string">
            <text:p text:style-name="Table_20_Contents"><text:span text:style-name="Source_20_Text">PRECO_ORIG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unitário vigente no produto no momento da venda, <text:span text:style-name="Strong_20_Emphasis">sem desconto</text:span>.</text:p>
          </table:table-cell>
          <table:table-cell table:style-name="Tabela6.A1" office:value-type="string">
            <text:p text:style-name="Table_20_Contents">Copiado de <text:span text:style-name="Source_20_Text">PRODUTO.VALOR_ATUAL</text:span> na data da venda, para fins de <text:span text:style-name="Strong_20_Emphasis">auditoria/histórico</text:span>.</text:p>
          </table:table-cell>
        </table:table-row>
        <table:table-row>
          <table:table-cell table:style-name="Tabela6.A1" office:value-type="string">
            <text:p text:style-name="Table_20_Contents"><text:span text:style-name="Source_20_Text">VALOR_DESCONTO</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do desconto aplicado por unidade. Pode ser zero ou nulo se não houver desconto.</text:p>
          </table:table-cell>
          <table:table-cell table:style-name="Tabela6.A1" office:value-type="string">
            <text:p text:style-name="Table_20_Contents">Deve ser validado para não exceder <text:span text:style-name="Source_20_Text">PRECO_ORIGINAL</text:span>.</text:p>
          </table:table-cell>
        </table:table-row>
        <table:table-row>
          <table:table-cell table:style-name="Tabela6.A1" office:value-type="string">
            <text:p text:style-name="Table_20_Contents"><text:span text:style-name="Source_20_Text">PRECO_UNITARIO_FINAL</text:span></text:p>
          </table:table-cell>
          <table:table-cell table:style-name="Tabela6.A1" office:value-type="string">
            <text:p text:style-name="Table_20_Contents"><text:span text:style-name="Source_20_Text">DECIMAL(10,2)</text:span></text:p>
          </table:table-cell>
          <table:table-cell table:style-name="Tabela6.A1" office:value-type="string">
            <text:p text:style-name="Table_20_Contents">Valor <text:span text:style-name="Strong_20_Emphasis">final por unidade</text:span> vendido ao cliente, já considerando o desconto (se houver).</text:p>
          </table:table-cell>
          <table:table-cell table:style-name="Tabela6.A1" office:value-type="string">
            <text:p text:style-name="Table_20_Contents"><text:span text:style-name="Source_20_Text">PRECO_ORIGINAL - VALOR_DESCONTO</text:span>. Este valor é o que entra no cálculo do total.</text:p>
          </table:table-cell>
        </table:table-row>
      </table:table>
      <text:p text:style-name="P22"/>
      <text:list text:continue-numbering="true" text:style-name="L2">
        <text:list-item>
          <text:list>
            <text:list-item>
              <text:list>
                <text:list-item>
                  <text:h text:style-name="P23" text:outline-level="3"><text:span text:style-name="Strong_20_Emphasis"><text:span text:style-name="T17">PRE_VENDAS</text:span></text:span><text:span text:style-name="Strong_20_Emphasis"><text:line-break/></text:span><text:span text:style-name="Strong_20_Emphasis"><text:span text:style-name="T4">Representa a intenção de venda, ainda não confirmada.<text:line-break/></text:span></text:span><text:span text:style-name="T4">Reserva de produtos para possível compra posterior </text:span><text:span text:style-name="T25">ou simular orçamento</text:span><text:span text:style-name="T4">.<text:line-break/>Representa o processo de entrega antecipada de produtos para teste domiciliar, que podem (ou não) ser vendidos posteriormente.<text:line-break/>Importante: tem </text:span><text:span text:style-name="Strong_20_Emphasis"><text:span text:style-name="T4">relação com cliente e produtos</text:span></text:span><text:span text:style-name="T4">, além de </text:span><text:span text:style-name="Strong_20_Emphasis"><text:span text:style-name="T4">controle de status</text:span></text:span><text:span text:style-name="T4"> (pendente, finalizada, devolvida parcialmente etc.).</text:span></text:h>
                </text:list-item>
              </text:list>
            </text:list-item>
          </text:list>
        </text:list-item>
      </text:list>
      <table:table table:name="Tabela3" table:style-name="Tabela3">
        <table:table-column table:style-name="Tabela3.A"/>
        <table:table-column table:style-name="Tabela3.B"/>
        <table:table-header-rows>
          <table:table-row>
            <table:table-cell table:style-name="Tabela3.A1" office:value-type="string">
              <text:p text:style-name="Table_20_Heading">Campo</text:p>
            </table:table-cell>
            <table:table-cell table:style-name="Tabela3.A1" office:value-type="string">
              <text:p text:style-name="Table_20_Heading">Finalidade</text:p>
            </table:table-cell>
          </table:table-row>
        </table:table-header-rows>
        <table:table-row>
          <table:table-cell table:style-name="Tabela3.A1" office:value-type="string">
            <text:p text:style-name="Table_20_Contents"><text:span text:style-name="Source_20_Text">data_criacao</text:span></text:p>
          </table:table-cell>
          <table:table-cell table:style-name="Tabela3.A1" office:value-type="string">
            <text:p text:style-name="Table_20_Contents">Quando o registro da pré-venda foi <text:span text:style-name="Strong_20_Emphasis">cadastrado no sistema</text:span>.</text:p>
          </table:table-cell>
        </table:table-row>
        <table:table-row>
          <table:table-cell table:style-name="Tabela3.A1" office:value-type="string">
            <text:p text:style-name="Table_20_Contents"><text:span text:style-name="Source_20_Text">data_reserva</text:span></text:p>
          </table:table-cell>
          <table:table-cell table:style-name="Tabela3.A1" office:value-type="string">
            <text:p text:style-name="Table_20_Contents">Quando o cliente <text:span text:style-name="Strong_20_Emphasis">retirou fisicamente os itens</text:span> para provar/separar.</text:p>
          </table:table-cell>
        </table:table-row>
        <table:table-row>
          <table:table-cell table:style-name="Tabela3.A1" office:value-type="string">
            <text:p text:style-name="Table_20_Contents"><text:span text:style-name="Source_20_Text">data_devolucao</text:span></text:p>
          </table:table-cell>
          <table:table-cell table:style-name="Tabela3.A1" office:value-type="string">
            <text:p text:style-name="Table_20_Contents">Quando os itens <text:span text:style-name="Strong_20_Emphasis">foram devolvidos</text:span> </text:p>
          </table:table-cell>
        </table:table-row>
      </table:table>
      <text:p text:style-name="P24"><text:span text:style-name="Strong_20_Emphasis"/></text:p>
      <text:p text:style-name="P25"><text:span text:style-name="Strong_20_Emphasis"/></text:p>
      <text:list text:continue-numbering="true" text:style-name="L2">
        <text:list-item>
          <text:list>
            <text:list-item>
              <text:list>
                <text:list-item>
                  <text:h text:style-name="P15" text:outline-level="3"><text:span text:style-name="Strong_20_Emphasis"><text:span text:style-name="T17">VENDA_ITENS</text:span></text:span><text:span text:style-name="Strong_20_Emphasis"><text:line-break/></text:span><text:span text:style-name="Strong_20_Emphasis"><text:span text:style-name="T4">Detalhamento d</text:span></text:span><text:span text:style-name="Strong_20_Emphasis"><text:span text:style-name="T24">a a</text:span></text:span><text:span text:style-name="Strong_20_Emphasis"><text:span text:style-name="T4">ssociação entre produto × quantidade × valor vendido em uma venda.</text:span></text:span></text:h>
                </text:list-item>
                <text:list-item>
                  <text:h text:style-name="P16" text:outline-level="3"><text:span text:style-name="Strong_20_Emphasis"><text:span text:style-name="T17">PRE_VENDA_ITENS</text:span></text:span><text:span text:style-name="Strong_20_Emphasis"><text:line-break/></text:span><text:span text:style-name="T4">Similar a "itens de venda", porém para controle do que foi entregue à cliente.<text:line-break/>Essencial para controle de estoque temporário (reserva).</text:span></text:h>
                </text:list-item>
              </text:list>
            </text:list-item>
          </text:list>
        </text:list-item>
      </text:list>
      <text:p text:style-name="P26"/>
      <text:p text:style-name="P27"><text:span text:style-name="T4">Diferenças entre </text:span><text:span text:style-name="Source_20_Text"><text:span text:style-name="T4">PRE_VENDA_ITEM</text:span></text:span><text:span text:style-name="T4"> e </text:span><text:span text:style-name="Source_20_Text"><text:span text:style-name="T4">VENDA_ITEM</text:span></text:span><text:span text:style-name="T4"> </text:span></text:p>
      <table:table table:name="Tabela5" table:style-name="Tabela5">
        <table:table-column table:style-name="Tabela5.A"/>
        <table:table-column table:style-name="Tabela5.B"/>
        <table:table-column table:style-name="Tabela5.C"/>
        <table:table-header-rows>
          <table:table-row>
            <table:table-cell table:style-name="Tabela5.A1" office:value-type="string">
              <text:p text:style-name="Table_20_Heading">Aspecto</text:p>
            </table:table-cell>
            <table:table-cell table:style-name="Tabela5.A1" office:value-type="string">
              <text:p text:style-name="Table_20_Heading"><text:span text:style-name="Source_20_Text">PRE_VENDA_ITEM</text:span></text:p>
            </table:table-cell>
            <table:table-cell table:style-name="Tabela5.A1" office:value-type="string">
              <text:p text:style-name="Table_20_Heading"><text:span text:style-name="Source_20_Text">VENDA_ITEM</text:span></text:p>
            </table:table-cell>
          </table:table-row>
        </table:table-header-rows>
        <table:table-row>
          <table:table-cell table:style-name="Tabela5.A1" office:value-type="string">
            <text:p text:style-name="Table_20_Contents">Finalidade</text:p>
          </table:table-cell>
          <table:table-cell table:style-name="Tabela5.A1" office:value-type="string">
            <text:p text:style-name="Table_20_Contents">Reserva de itens / intenção de compra</text:p>
          </table:table-cell>
          <table:table-cell table:style-name="Tabela5.A1" office:value-type="string">
            <text:p text:style-name="Table_20_Contents">Registro contábil e fiscal da venda efetiva</text:p>
          </table:table-cell>
        </table:table-row>
        <table:table-row>
          <table:table-cell table:style-name="Tabela5.A1" office:value-type="string">
            <text:p text:style-name="Table_20_Contents">Discussão de valores</text:p>
          </table:table-cell>
          <table:table-cell table:style-name="Tabela5.A1" office:value-type="string">
            <text:p text:style-name="Table_20_Contents">Não (sem preço, sem desconto)</text:p>
          </table:table-cell>
          <table:table-cell table:style-name="Tabela5.A1" office:value-type="string">
            <text:p text:style-name="Table_20_Contents">Sim (preço original, desconto, preço final, total)</text:p>
          </table:table-cell>
        </table:table-row>
        <table:table-row>
          <table:table-cell table:style-name="Tabela5.A1" office:value-type="string">
            <text:p text:style-name="Table_20_Contents">Tratamento no estoque</text:p>
          </table:table-cell>
          <table:table-cell table:style-name="Tabela5.A1" office:value-type="string">
            <text:p text:style-name="Table_20_Contents">Reserva temporária (pode ser cancelada)</text:p>
          </table:table-cell>
          <table:table-cell table:style-name="Tabela5.A1" office:value-type="string">
            <text:p text:style-name="Table_20_Contents">Saída definitiva do estoque</text:p>
          </table:table-cell>
        </table:table-row>
        <table:table-row>
          <table:table-cell table:style-name="Tabela5.A1" office:value-type="string">
            <text:p text:style-name="Table_20_Contents">Consequência jurídica</text:p>
          </table:table-cell>
          <table:table-cell table:style-name="Tabela5.A1" office:value-type="string">
            <text:p text:style-name="Table_20_Contents">Nenhuma – ainda é uma etapa informal</text:p>
          </table:table-cell>
          <table:table-cell table:style-name="Tabela5.A1" office:value-type="string">
            <text:p text:style-name="Table_20_Contents">Obrigações fiscais e contábeis (emissão de nota, recibo…)</text:p>
          </table:table-cell>
        </table:table-row>
        <table:table-row>
          <table:table-cell table:style-name="Tabela5.A1" office:value-type="string">
            <text:p text:style-name="Table_20_Contents">Permite devolução</text:p>
          </table:table-cell>
          <table:table-cell table:style-name="Tabela5.A1" office:value-type="string">
            <text:p text:style-name="Table_20_Contents">Não aplicável</text:p>
          </table:table-cell>
          <table:table-cell table:style-name="Tabela5.A1" office:value-type="string">
            <text:p text:style-name="Table_20_Contents">Sim (pode ter devolução parcial ou total)</text:p>
          </table:table-cell>
        </table:table-row>
        <table:table-row>
          <table:table-cell table:style-name="Tabela5.A1" office:value-type="string">
            <text:p text:style-name="Table_20_Contents">Pode ser descartado</text:p>
          </table:table-cell>
          <table:table-cell table:style-name="Tabela5.A1" office:value-type="string">
            <text:p text:style-name="Table_20_Contents">Sim, sem prejuízo</text:p>
          </table:table-cell>
          <table:table-cell table:style-name="Tabela5.A1" office:value-type="string">
            <text:p text:style-name="Table_20_Contents">Não (é registro histórico obrigatório)</text:p>
          </table:table-cell>
        </table:table-row>
      </table:table>
      <text:p text:style-name="P26"/>
      <text:p text:style-name="P28"><text:span text:style-name="T4">Explicação do campo </text:span><text:span text:style-name="T26">RESERVADO</text:span></text:p>
      <table:table table:name="Tabela7" table:style-name="Tabela7">
        <table:table-column table:style-name="Tabela7.A"/>
        <table:table-column table:style-name="Tabela7.B"/>
        <table:table-column table:style-name="Tabela7.C"/>
        <table:table-header-rows>
          <table:table-row>
            <table:table-cell table:style-name="Tabela7.A1" office:value-type="string">
              <text:p text:style-name="Table_20_Heading">Valor</text:p>
            </table:table-cell>
            <table:table-cell table:style-name="Tabela7.A1" office:value-type="string">
              <text:p text:style-name="Table_20_Heading">Significado</text:p>
            </table:table-cell>
            <table:table-cell table:style-name="Tabela7.A1" office:value-type="string">
              <text:p text:style-name="Table_20_Heading">Ação esperada</text:p>
            </table:table-cell>
          </table:table-row>
        </table:table-header-rows>
        <table:table-row>
          <table:table-cell table:style-name="Tabela7.A1" office:value-type="string">
            <text:p text:style-name="Table_20_Contents"><text:span text:style-name="Source_20_Text"><text:span text:style-name="T4">TRUE</text:span></text:span><text:span text:style-name="T4"> (padrão)</text:span></text:p>
          </table:table-cell>
          <table:table-cell table:style-name="Tabela7.A1" office:value-type="string">
            <text:p text:style-name="Table_20_Contents"><text:span text:style-name="T4">O item </text:span><text:span text:style-name="Strong_20_Emphasis"><text:span text:style-name="T4">está reservado no estoque</text:span></text:span><text:span text:style-name="T4"> para essa pré-venda.</text:span></text:p>
          </table:table-cell>
          <table:table-cell table:style-name="Tabela7.A1" office:value-type="string">
            <text:p text:style-name="Table_20_Contents"><text:span text:style-name="T4">O sistema </text:span><text:span text:style-name="Strong_20_Emphasis"><text:span text:style-name="T4">abate do estoque disponível</text:span></text:span><text:span text:style-name="T4">.</text:span></text:p>
          </table:table-cell>
        </table:table-row>
        <table:table-row>
          <table:table-cell table:style-name="Tabela7.A1" office:value-type="string">
            <text:p text:style-name="Table_20_Contents"><text:span text:style-name="Source_20_Text"><text:span text:style-name="T4">FALSE</text:span></text:span></text:p>
          </table:table-cell>
          <table:table-cell table:style-name="Tabela7.A1" office:value-type="string">
            <text:p text:style-name="Table_20_Contents"><text:span text:style-name="T4">O item </text:span><text:span text:style-name="Strong_20_Emphasis"><text:span text:style-name="T4">não está mais reservado</text:span></text:span><text:span text:style-name="T4"> (reserva cancelada/liberada).</text:span></text:p>
          </table:table-cell>
          <table:table-cell table:style-name="Tabela7.A1" office:value-type="string">
            <text:p text:style-name="Table_20_Contents"><text:span text:style-name="T4">O sistema </text:span><text:span text:style-name="Strong_20_Emphasis"><text:span text:style-name="T4">restitui ao estoque</text:span></text:span><text:span text:style-name="T4">.</text:span></text:p>
          </table:table-cell>
        </table:table-row>
      </table:table>
      <text:p text:style-name="P26"><text:span text:style-name="T4">Esse campo pode ser utilizado </text:span><text:span text:style-name="Strong_20_Emphasis">pelo sistema para automatizar o ajuste de estoque</text:span><text:span text:style-name="T4">, evitando inconsistências como "produto reservado, mas não registrado como tal no estoque". </text:span></text:p>
      <text:p text:style-name="P29">Explicação campo MOTIVO_LIBERACAO</text:p>
      <text:p text:style-name="P30"><text:span text:style-name="T27">Este campo armazena </text:span><text:span text:style-name="Strong_20_Emphasis"><text:span text:style-name="T27">a justificativa da liberação da reserva de um item de pré-venda</text:span></text:span><text:span text:style-name="T27">. </text:span><text:span text:style-name="T4">Sempre que o item da pré-venda </text:span><text:span text:style-name="Strong_20_Emphasis"><text:span text:style-name="T4">deixar de estar reservado</text:span></text:span><text:span text:style-name="T4"> (</text:span><text:span text:style-name="Source_20_Text"><text:span text:style-name="T4">RESERVADO = FALSE</text:span></text:span><text:span text:style-name="T4">) </text:span><text:span text:style-name="T27"><text:line-break/>Exemplos de justificativas: Desistência do cliente , Item danificado na loja , Produto trocado por outro na pré-venda , Tempo de reserva expirado (48h) , Convertido em venda.</text:span></text:p>
      <text:list text:continue-numbering="true" text:style-name="L2">
        <text:list-item>
          <text:list>
            <text:list-item>
              <text:list>
                <text:list-item>
                  <text:h text:style-name="P31" text:outline-level="3"><text:soft-page-break/><text:span text:style-name="Strong_20_Emphasis"><text:span text:style-name="T17">VENDA_ORIGENS</text:span></text:span><text:span text:style-name="Strong_20_Emphasis"><text:span text:style-name="T28"><text:line-break/></text:span></text:span><text:span text:style-name="Strong_20_Emphasis"><text:span text:style-name="T29">Venda direta (balcão), Pré-venda convertida, Venda online, Venda por telefone, Venda externa (representante), Venda manual/livre</text:span></text:span></text:h>
                </text:list-item>
                <text:list-item>
                  <text:h text:style-name="P31" text:outline-level="3"><text:span text:style-name="Strong_20_Emphasis"><text:s/></text:span><text:span text:style-name="Strong_20_Emphasis"><text:span text:style-name="T17">VENDA_SITUACOES</text:span></text:span><text:span text:style-name="Strong_20_Emphasis"><text:span text:style-name="T28"><text:line-break/></text:span></text:span><text:span text:style-name="Strong_20_Emphasis"><text:span text:style-name="T29">Em aberto, Finalizada, </text:span></text:span><text:span text:style-name="T4">Cancelada, Pendente de pagamento</text:span></text:h>
                </text:list-item>
                <text:list-item>
                  <text:h text:style-name="P31" text:outline-level="3"><text:span text:style-name="Strong_20_Emphasis"><text:s/></text:span><text:span text:style-name="Strong_20_Emphasis"><text:span text:style-name="T17">PRE_VENDA_SITUACOES</text:span></text:span><text:span text:style-name="Strong_20_Emphasis"><text:span text:style-name="T28"><text:line-break/></text:span></text:span><text:span text:style-name="Strong_20_Emphasis"><text:span text:style-name="T29">Pendente, Finalizada, Cancelada, Devolvida Parcialmente</text:span></text:span></text:h>
                </text:list-item>
              </text:list>
            </text:list-item>
          </text:list>
        </text:list-item>
      </text:list>
      <text:p text:style-name="P32"><text:span text:style-name="Strong_20_Emphasis"/></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Table_20_Heading">ID</text:p>
            </table:table-cell>
            <table:table-cell table:style-name="Tabela4.A1" office:value-type="string">
              <text:p text:style-name="Table_20_Heading">Descrição</text:p>
            </table:table-cell>
            <table:table-cell table:style-name="Tabela4.A1" office:value-type="string">
              <text:p text:style-name="Table_20_Heading">Quando usar</text:p>
            </table:table-cell>
          </table:table-row>
        </table:table-header-rows>
        <table:table-row>
          <table:table-cell table:style-name="Tabela4.A1" office:value-type="string">
            <text:p text:style-name="Table_20_Contents">1</text:p>
          </table:table-cell>
          <table:table-cell table:style-name="Tabela4.A1" office:value-type="string">
            <text:p text:style-name="Table_20_Contents">Aguardando retirada</text:p>
          </table:table-cell>
          <table:table-cell table:style-name="Tabela4.A1" office:value-type="string">
            <text:p text:style-name="Table_20_Contents">Pré-venda criada, mas cliente ainda <text:span text:style-name="Strong_20_Emphasis">não retirou</text:span> os itens</text:p>
          </table:table-cell>
        </table:table-row>
        <table:table-row>
          <table:table-cell table:style-name="Tabela4.A1" office:value-type="string">
            <text:p text:style-name="Table_20_Contents">2</text:p>
          </table:table-cell>
          <table:table-cell table:style-name="Tabela4.A1" office:value-type="string">
            <text:p text:style-name="Table_20_Contents">Em posse do cliente</text:p>
          </table:table-cell>
          <table:table-cell table:style-name="Tabela4.A1" office:value-type="string">
            <text:p text:style-name="Table_20_Contents">Cliente <text:span text:style-name="Strong_20_Emphasis">já retirou</text:span>, ainda sem devolução ou compra</text:p>
          </table:table-cell>
        </table:table-row>
        <table:table-row>
          <table:table-cell table:style-name="Tabela4.A1" office:value-type="string">
            <text:p text:style-name="Table_20_Contents">3</text:p>
          </table:table-cell>
          <table:table-cell table:style-name="Tabela4.A1" office:value-type="string">
            <text:p text:style-name="Table_20_Contents">Devolvida</text:p>
          </table:table-cell>
          <table:table-cell table:style-name="Tabela4.A1" office:value-type="string">
            <text:p text:style-name="Table_20_Contents">Cliente devolveu todos os itens</text:p>
          </table:table-cell>
        </table:table-row>
        <table:table-row>
          <table:table-cell table:style-name="Tabela4.A1" office:value-type="string">
            <text:p text:style-name="Table_20_Contents">4</text:p>
          </table:table-cell>
          <table:table-cell table:style-name="Tabela4.A1" office:value-type="string">
            <text:p text:style-name="Table_20_Contents">Parcialmente devolvida</text:p>
          </table:table-cell>
          <table:table-cell table:style-name="Tabela4.A1" office:value-type="string">
            <text:p text:style-name="Table_20_Contents">Devolveu apenas parte dos itens</text:p>
          </table:table-cell>
        </table:table-row>
        <table:table-row>
          <table:table-cell table:style-name="Tabela4.A1" office:value-type="string">
            <text:p text:style-name="Table_20_Contents">5</text:p>
          </table:table-cell>
          <table:table-cell table:style-name="Tabela4.A1" office:value-type="string">
            <text:p text:style-name="Table_20_Contents">Convertida em venda</text:p>
          </table:table-cell>
          <table:table-cell table:style-name="Tabela4.A1" office:value-type="string">
            <text:p text:style-name="Table_20_Contents">Todos os itens vendidos (virou venda efetiva)</text:p>
          </table:table-cell>
        </table:table-row>
        <table:table-row>
          <table:table-cell table:style-name="Tabela4.A1" office:value-type="string">
            <text:p text:style-name="Table_20_Contents">6</text:p>
          </table:table-cell>
          <table:table-cell table:style-name="Tabela4.A1" office:value-type="string">
            <text:p text:style-name="Table_20_Contents">Parcialmente convertida em venda</text:p>
          </table:table-cell>
          <table:table-cell table:style-name="Tabela4.A1" office:value-type="string">
            <text:p text:style-name="Table_20_Contents">Parte dos itens foi vendida, outra parte devolvida</text:p>
          </table:table-cell>
        </table:table-row>
        <table:table-row>
          <table:table-cell table:style-name="Tabela4.A1" office:value-type="string">
            <text:p text:style-name="Table_20_Contents">7</text:p>
          </table:table-cell>
          <table:table-cell table:style-name="Tabela4.A1" office:value-type="string">
            <text:p text:style-name="Table_20_Contents">Expirada</text:p>
          </table:table-cell>
          <table:table-cell table:style-name="Tabela4.A1" office:value-type="string">
            <text:p text:style-name="Table_20_Contents">Pré-venda abandonada ou prazo de devolução excedido</text:p>
          </table:table-cell>
        </table:table-row>
        <table:table-row>
          <table:table-cell table:style-name="Tabela4.A1" office:value-type="string">
            <text:p text:style-name="Table_20_Contents">8</text:p>
          </table:table-cell>
          <table:table-cell table:style-name="Tabela4.A1" office:value-type="string">
            <text:p text:style-name="Table_20_Contents">Cancelada</text:p>
          </table:table-cell>
          <table:table-cell table:style-name="Tabela4.A1" office:value-type="string">
            <text:p text:style-name="Table_20_Contents">Cancelada manualmente por operador</text:p>
          </table:table-cell>
        </table:table-row>
      </table:table>
      <text:p text:style-name="P32"><text:span text:style-name="Strong_20_Emphasis"/></text:p>
      <text:h text:style-name="P33" text:outline-level="2">Módulo Financeiro</text:h>
      <text:h text:style-name="P34" text:outline-level="3"><text:span text:style-name="Strong_20_Emphasis"><text:span text:style-name="T4">À medida que o cliente efetua pagamentos, cada </text:span></text:span><text:span text:style-name="Strong_20_Emphasis"><text:span text:style-name="T26">entrada</text:span></text:span><text:span text:style-name="Strong_20_Emphasis"><text:span text:style-name="T4"> gera um registro em </text:span></text:span><text:span text:style-name="Strong_20_Emphasis"><text:span text:style-name="T30">RECEBIMENTOS</text:span></text:span><text:span text:style-name="Strong_20_Emphasis"><text:span text:style-name="T4">, diminuindo o saldo em aberto.</text:span></text:span></text:h>
      <text:list text:continue-numbering="true" text:style-name="L2">
        <text:list-item>
          <text:list>
            <text:list-item>
              <text:list>
                <text:list-item>
                  <text:h text:style-name="P35" text:outline-level="3"><text:span text:style-name="Strong_20_Emphasis"><text:span text:style-name="T31">CREDITOS_RECEBER</text:span></text:span><text:span text:style-name="Strong_20_Emphasis"><text:line-break/></text:span><text:span text:style-name="T4">Registro </text:span><text:span text:style-name="T30">de </text:span><text:span text:style-name="T32">previsao</text:span><text:span text:style-name="T30"> financeira</text:span><text:span text:style-name="T4"> gerado a partir de vendas </text:span><text:span text:style-name="T33">a</text:span><text:span text:style-name="T4"> prazo </text:span><text:span text:style-name="T34">(</text:span><text:span text:style-name="T4">crediário</text:span><text:span text:style-name="T34">)</text:span><text:span text:style-name="T4">. Representa um </text:span><text:span text:style-name="Strong_20_Emphasis">direito da loja de receber</text:span><text:span text:style-name="T4"> um valor. Cada registro representa um crédito vinculado a um cliente. <text:line-break/></text:span></text:h>
                </text:list-item>
              </text:list>
            </text:list-item>
          </text:list>
        </text:list-item>
      </text:list>
      <table:table table:name="Tabela8" table:style-name="Tabela8">
        <table:table-column table:style-name="Tabela8.A"/>
        <table:table-column table:style-name="Tabela8.B"/>
        <table:table-header-rows>
          <table:table-row>
            <table:table-cell table:style-name="Tabela8.A1" office:value-type="string">
              <text:p text:style-name="Table_20_Heading">Campo</text:p>
            </table:table-cell>
            <table:table-cell table:style-name="Tabela8.A1" office:value-type="string">
              <text:p text:style-name="Table_20_Heading">Explicação</text:p>
            </table:table-cell>
          </table:table-row>
        </table:table-header-rows>
        <table:table-row>
          <table:table-cell table:style-name="Tabela8.A1" office:value-type="string">
            <text:p text:style-name="Table_20_Contents"><text:span text:style-name="Source_20_Text">FK_VENDA</text:span></text:p>
          </table:table-cell>
          <table:table-cell table:style-name="Tabela8.A1" office:value-type="string">
            <text:p text:style-name="Table_20_Contents">Relaciona com a venda de origem (tabela <text:span text:style-name="Source_20_Text">VENDAS</text:span>).</text:p>
          </table:table-cell>
        </table:table-row>
        <table:table-row>
          <table:table-cell table:style-name="Tabela8.A1" office:value-type="string">
            <text:p text:style-name="Table_20_Contents"><text:span text:style-name="Source_20_Text">FK_CLIENTE</text:span></text:p>
          </table:table-cell>
          <table:table-cell table:style-name="Tabela8.A1" office:value-type="string">
            <text:p text:style-name="Table_20_Contents">Cliente responsável pelo pagamento.</text:p>
          </table:table-cell>
        </table:table-row>
        <table:table-row>
          <table:table-cell table:style-name="Tabela8.A1" office:value-type="string">
            <text:p text:style-name="Table_20_Contents"><text:span text:style-name="Source_20_Text">FK_SITUACAO</text:span></text:p>
          </table:table-cell>
          <table:table-cell table:style-name="Tabela8.A1" office:value-type="string">
            <text:p text:style-name="Table_20_Contents">Situação do crédito: ex: Pendente, Pago, Atrasado, Renegociado.</text:p>
          </table:table-cell>
        </table:table-row>
        <table:table-row>
          <table:table-cell table:style-name="Tabela8.A1" office:value-type="string">
            <text:p text:style-name="Table_20_Contents"><text:span text:style-name="Source_20_Text">FK_FORMA_PAGAMENTO</text:span></text:p>
          </table:table-cell>
          <table:table-cell table:style-name="Tabela8.A1" office:value-type="string">
            <text:p text:style-name="Table_20_Contents">Forma de pagamento esperada: Dinheiro, Cartão, Pix, Boleto etc.</text:p>
          </table:table-cell>
        </table:table-row>
        <table:table-row>
          <table:table-cell table:style-name="Tabela8.A1" office:value-type="string">
            <text:p text:style-name="Table_20_Contents"><text:span text:style-name="Source_20_Text">VALOR_TOTAL</text:span></text:p>
          </table:table-cell>
          <table:table-cell table:style-name="Tabela8.A1" office:value-type="string">
            <text:p text:style-name="Table_20_Contents">Valor total a receber.</text:p>
          </table:table-cell>
        </table:table-row>
        <table:table-row>
          <table:table-cell table:style-name="Tabela8.A1" office:value-type="string">
            <text:p text:style-name="Table_20_Contents"><text:span text:style-name="Source_20_Text">VALOR_PAGO</text:span></text:p>
          </table:table-cell>
          <table:table-cell table:style-name="Tabela8.A1" office:value-type="string">
            <text:p text:style-name="Table_20_Contents">Valor já recebido. (Útil para saber se é parcial ou integral.)</text:p>
          </table:table-cell>
        </table:table-row>
        <table:table-row>
          <table:table-cell table:style-name="Tabela8.A1" office:value-type="string">
            <text:p text:style-name="Table_20_Contents"><text:span text:style-name="Source_20_Text">DATA_EMISSAO</text:span></text:p>
          </table:table-cell>
          <table:table-cell table:style-name="Tabela8.A1" office:value-type="string">
            <text:p text:style-name="Table_20_Contents">Quando foi gerado esse crédito.</text:p>
          </table:table-cell>
        </table:table-row>
        <table:table-row>
          <table:table-cell table:style-name="Tabela8.A1" office:value-type="string">
            <text:p text:style-name="Table_20_Contents"><text:span text:style-name="Source_20_Text">DATA_VENCIMENTO</text:span></text:p>
          </table:table-cell>
          <table:table-cell table:style-name="Tabela8.A1" office:value-type="string">
            <text:p text:style-name="Table_20_Contents">Quando vence a obrigação do cliente.</text:p>
          </table:table-cell>
        </table:table-row>
        <table:table-row>
          <table:table-cell table:style-name="Tabela8.A1" office:value-type="string">
            <text:p text:style-name="Table_20_Contents"><text:span text:style-name="Source_20_Text">DATA_PAGAMENTO</text:span></text:p>
          </table:table-cell>
          <table:table-cell table:style-name="Tabela8.A1" office:value-type="string">
            <text:p text:style-name="Table_20_Contents">Quando foi quitado. Pode ser nula até o pagamento.</text:p>
          </table:table-cell>
        </table:table-row>
        <table:table-row>
          <table:table-cell table:style-name="Tabela8.A1" office:value-type="string">
            <text:p text:style-name="Table_20_Contents"><text:span text:style-name="Source_20_Text">OBSERVACOES</text:span></text:p>
          </table:table-cell>
          <table:table-cell table:style-name="Tabela8.A1" office:value-type="string">
            <text:p text:style-name="Table_20_Contents">Campo livre para registrar acordos, renegociações, segunda via, etc.</text:p>
          </table:table-cell>
        </table:table-row>
      </table:table>
      <text:p text:style-name="P36"/>
      <text:list xml:id="list203420119888885" text:continue-numbering="true" text:style-name="L2">
        <text:list-item>
          <text:list>
            <text:list-item>
              <text:list>
                <text:list-item>
                  <text:h text:style-name="P35" text:outline-level="3"><text:span text:style-name="Strong_20_Emphasis"><text:span text:style-name="T35">RECEBIMENTOS</text:span></text:span><text:span text:style-name="Strong_20_Emphasis"><text:line-break/></text:span><text:span text:style-name="Strong_20_Emphasis"><text:span text:style-name="T4">Registra um </text:span></text:span><text:span text:style-name="Strong_20_Emphasis">evento financeiro de entrada de dinheiro </text:span><text:span text:style-name="Strong_20_Emphasis"><text:span text:style-name="T4">relacionado a um crédito em aberto<text:line-break/></text:span></text:span><text:span text:style-name="Strong_20_Emphasis"><text:span text:style-name="T30">Insights:</text:span></text:span></text:h>
                </text:list-item>
              </text:list>
            </text:list-item>
          </text:list>
        </text:list-item>
      </text:list>
      <text:list text:style-name="L3">
        <text:list-item>
          <text:list>
            <text:list-item>
              <text:list>
                <text:list-item>
                  <text:list>
                    <text:list-item>
                      <text:h text:style-name="P37" text:outline-level="3"><text:span text:style-name="Strong_20_Emphasis"><text:span text:style-name="T4">Para pagamentos parciais, criar múltiplos registros vinculados ao mesmo </text:span></text:span><text:span text:style-name="Strong_20_Emphasis"><text:span text:style-name="Source_20_Text"><text:span text:style-name="T4">FK_CREDITO_RECEBER</text:span></text:span></text:span><text:span text:style-name="Strong_20_Emphasis"><text:span text:style-name="T4">.</text:span></text:span></text:h>
                    </text:list-item>
                    <text:list-item>
                      <text:h text:style-name="P37" text:outline-level="3"><text:span text:style-name="T4">Atualizar </text:span><text:span text:style-name="Source_20_Text"><text:span text:style-name="T4">VALOR_PAGO</text:span></text:span><text:span text:style-name="T4"> e </text:span><text:span text:style-name="Source_20_Text"><text:span text:style-name="T4">DATA_PAGAMENTO</text:span></text:span><text:span text:style-name="T4"> na tabela </text:span><text:span text:style-name="Source_20_Text"><text:span text:style-name="T4">CREDITOS_RECEBER</text:span></text:span><text:span text:style-name="T4"> com base na soma dos recebimentos.</text:span></text:h>
                    </text:list-item>
                    <text:list-item>
                      <text:h text:style-name="P37" text:outline-level="3"><text:span text:style-name="T4">Campo </text:span><text:span text:style-name="Source_20_Text"><text:span text:style-name="T4">OBSERVACOES</text:span></text:span><text:span text:style-name="T4"> pode ser preenchido automaticamente com modelos padronizados. </text:span><text:span text:style-name="Strong_20_Emphasis"><text:span text:style-name="T36">Exemplos</text:span></text:span><text:span text:style-name="Strong_20_Emphasis"><text:span text:style-name="T37">:</text:span></text:span></text:h>
                    </text:list-item>
                  </text:list>
                </text:list-item>
              </text:list>
            </text:list-item>
          </text:list>
        </text:list-item>
      </text:list>
      <table:table table:name="Tabela10" table:style-name="Tabela10">
        <table:table-column table:style-name="Tabela10.A"/>
        <table:table-column table:style-name="Tabela10.B"/>
        <table:table-header-rows>
          <table:table-row>
            <table:table-cell table:style-name="Tabela10.A1" office:value-type="string">
              <text:p text:style-name="Table_20_Heading"><text:span text:style-name="Strong_20_Emphasis">Cenário</text:span></text:p>
            </table:table-cell>
            <table:table-cell table:style-name="Tabela10.A1" office:value-type="string">
              <text:p text:style-name="Table_20_Heading"><text:span text:style-name="Strong_20_Emphasis">Exemplo de Observação</text:span></text:p>
            </table:table-cell>
          </table:table-row>
        </table:table-header-rows>
        <table:table-row>
          <table:table-cell table:style-name="Tabela10.A1" office:value-type="string">
            <text:p text:style-name="Table_20_Contents">Recebimento total em dinheiro</text:p>
          </table:table-cell>
          <table:table-cell table:style-name="Tabela10.A1" office:value-type="string">
            <text:p text:style-name="Table_20_Contents"><text:span text:style-name="Source_20_Text">PAGAMENTO À VISTA RECEBIDO EM DINHEIRO NO CAIXA 01.</text:span></text:p>
          </table:table-cell>
        </table:table-row>
        <table:table-row>
          <table:table-cell table:style-name="Tabela10.A1" office:value-type="string">
            <text:p text:style-name="Table_20_Contents">Recebimento parcial</text:p>
          </table:table-cell>
          <table:table-cell table:style-name="Tabela10.A1" office:value-type="string">
            <text:p text:style-name="Table_20_Contents"><text:span text:style-name="Source_20_Text">RECEBIDO R$ 50,00 DE R$ 100,00. RESTANTE ACORDADO PARA 15/08.</text:span></text:p>
          </table:table-cell>
        </table:table-row>
        <table:table-row>
          <table:table-cell table:style-name="Tabela10.A1" office:value-type="string">
            <text:p text:style-name="Table_20_Contents">Erro de valor ajustado</text:p>
          </table:table-cell>
          <table:table-cell table:style-name="Tabela10.A1" office:value-type="string">
            <text:p text:style-name="Table_20_Contents"><text:span text:style-name="Source_20_Text">CLIENTE PAGOU R$ 5,00 A MENOS. DIFERENÇA IGNORADA.</text:span></text:p>
          </table:table-cell>
        </table:table-row>
        <table:table-row>
          <table:table-cell table:style-name="Tabela10.A1" office:value-type="string">
            <text:p text:style-name="Table_20_Contents">Pagamento com desconto <text:soft-page-break/>aplicado</text:p>
          </table:table-cell>
          <table:table-cell table:style-name="Tabela10.A1" office:value-type="string">
            <text:p text:style-name="Table_20_Contents"><text:span text:style-name="Source_20_Text">CLIENTE ANTECIPOU PAGAMENTO E OBTEVE 5% DE </text:span><text:soft-page-break/><text:span text:style-name="Source_20_Text">DESCONTO.</text:span></text:p>
          </table:table-cell>
        </table:table-row>
        <table:table-row>
          <table:table-cell table:style-name="Tabela10.A1" office:value-type="string">
            <text:p text:style-name="Table_20_Contents">Pagamento via PIX</text:p>
          </table:table-cell>
          <table:table-cell table:style-name="Tabela10.A1" office:value-type="string">
            <text:p text:style-name="Table_20_Contents"><text:span text:style-name="Source_20_Text">PIX REALIZADO POR JOÃO ÀS 14H21. REF. PEDIDO #1234.</text:span></text:p>
          </table:table-cell>
        </table:table-row>
        <table:table-row>
          <table:table-cell table:style-name="Tabela10.A1" office:value-type="string">
            <text:p text:style-name="Table_20_Contents">Recebimento via cartão</text:p>
          </table:table-cell>
          <table:table-cell table:style-name="Tabela10.A1" office:value-type="string">
            <text:p text:style-name="Table_20_Contents"><text:span text:style-name="Source_20_Text">RECEBIDO VIA CARTÃO DÉBITO - CIELO.</text:span></text:p>
          </table:table-cell>
        </table:table-row>
        <table:table-row>
          <table:table-cell table:style-name="Tabela10.A1" office:value-type="string">
            <text:p text:style-name="Table_20_Contents">Recebimento com troco</text:p>
          </table:table-cell>
          <table:table-cell table:style-name="Tabela10.A1" office:value-type="string">
            <text:p text:style-name="Table_20_Contents"><text:span text:style-name="Source_20_Text">PAGO COM R$ 100,00. TROCO DE R$ 12,00 ENTREGUE.</text:span></text:p>
          </table:table-cell>
        </table:table-row>
        <table:table-row>
          <table:table-cell table:style-name="Tabela10.A1" office:value-type="string">
            <text:p text:style-name="Table_20_Contents">Pagamento dividido (multiforma)</text:p>
          </table:table-cell>
          <table:table-cell table:style-name="Tabela10.A1" office:value-type="string">
            <text:p text:style-name="Table_20_Contents"><text:span text:style-name="Source_20_Text">R$ 70,00 EM DINHEIRO + R$ 30,00 VIA PIX.</text:span></text:p>
          </table:table-cell>
        </table:table-row>
        <table:table-row>
          <table:table-cell table:style-name="Tabela10.A1" office:value-type="string">
            <text:p text:style-name="Table_20_Contents">Recebimento agendado</text:p>
          </table:table-cell>
          <table:table-cell table:style-name="Tabela10.A1" office:value-type="string">
            <text:p text:style-name="Table_20_Contents"><text:span text:style-name="Source_20_Text">AGENDADO PARA RECEBER EM 20/08 CONFORME COMBINADO.</text:span></text:p>
          </table:table-cell>
        </table:table-row>
        <table:table-row>
          <table:table-cell table:style-name="Tabela10.A1" office:value-type="string">
            <text:p text:style-name="Table_20_Contents">Baixa manual</text:p>
          </table:table-cell>
          <table:table-cell table:style-name="Tabela10.A1" office:value-type="string">
            <text:p text:style-name="Table_20_Contents"><text:span text:style-name="Source_20_Text">RECEBIMENTO BAIXADO MANUALMENTE PARA AJUSTE DE CAIXA.</text:span></text:p>
          </table:table-cell>
        </table:table-row>
      </table:table>
      <text:p text:style-name="P38"><text:span text:style-name="Strong_20_Emphasis"/></text:p>
      <text:p text:style-name="P39"><text:span text:style-name="Strong_20_Emphasis"><text:span text:style-name="T36">À medida que a loja efetua pagamentos, cada </text:span></text:span><text:span text:style-name="Strong_20_Emphasis"><text:span text:style-name="T38">saída</text:span></text:span><text:span text:style-name="Strong_20_Emphasis"><text:span text:style-name="T36"> gera um registro em PAGAMENTOS, diminuindo o saldo em aberto.</text:span></text:span></text:p>
      <text:list xml:id="list203419864609584" text:continue-list="list203420119888885" text:style-name="L2">
        <text:list-item>
          <text:list>
            <text:list-item>
              <text:list>
                <text:list-item>
                  <text:h text:style-name="P40" text:outline-level="3"><text:span text:style-name="Strong_20_Emphasis"><text:span text:style-name="T39">OBRIGACOES_FINANCEIRAS</text:span></text:span><text:span text:style-name="Strong_20_Emphasis"><text:line-break/></text:span><text:span text:style-name="Strong_20_Emphasis"><text:span text:style-name="T34">Representa </text:span></text:span><text:span text:style-name="Strong_20_Emphasis"><text:span text:style-name="T40">contas a pagar</text:span></text:span><text:span text:style-name="Strong_20_Emphasis"><text:span text:style-name="T34"> da empresa, associadas a fornecedores e compromissos financeiros (compra de mercadorias, serviços, despesas fixas etc.).</text:span></text:span></text:h>
                </text:list-item>
              </text:list>
            </text:list-item>
          </text:list>
        </text:list-item>
      </text:list>
      <table:table table:name="Tabela9" table:style-name="Tabela9">
        <table:table-column table:style-name="Tabela9.A"/>
        <table:table-column table:style-name="Tabela9.B"/>
        <table:table-header-rows>
          <table:table-row>
            <table:table-cell table:style-name="Tabela9.A1" office:value-type="string">
              <text:p text:style-name="Table_20_Heading">Campo</text:p>
            </table:table-cell>
            <table:table-cell table:style-name="Tabela9.A1" office:value-type="string">
              <text:p text:style-name="Table_20_Heading">Explicação</text:p>
            </table:table-cell>
          </table:table-row>
        </table:table-header-rows>
        <table:table-row>
          <table:table-cell table:style-name="Tabela9.A1" office:value-type="string">
            <text:p text:style-name="Table_20_Contents"><text:span text:style-name="Source_20_Text">FK_FORNECEDOR</text:span></text:p>
          </table:table-cell>
          <table:table-cell table:style-name="Tabela9.A1" office:value-type="string">
            <text:p text:style-name="Table_20_Contents">Para quem será feito o pagamento.</text:p>
          </table:table-cell>
        </table:table-row>
        <table:table-row>
          <table:table-cell table:style-name="Tabela9.A1" office:value-type="string">
            <text:p text:style-name="Table_20_Contents"><text:span text:style-name="Source_20_Text">VALOR_TOTAL</text:span></text:p>
          </table:table-cell>
          <table:table-cell table:style-name="Tabela9.A1" office:value-type="string">
            <text:p text:style-name="Table_20_Contents">Valor da obrigação.</text:p>
          </table:table-cell>
        </table:table-row>
        <table:table-row>
          <table:table-cell table:style-name="Tabela9.A1" office:value-type="string">
            <text:p text:style-name="Table_20_Contents"><text:span text:style-name="Source_20_Text">VALOR_PAGO</text:span></text:p>
          </table:table-cell>
          <table:table-cell table:style-name="Tabela9.A1" office:value-type="string">
            <text:p text:style-name="Table_20_Contents">Total já pago.</text:p>
          </table:table-cell>
        </table:table-row>
        <table:table-row>
          <table:table-cell table:style-name="Tabela9.A1" office:value-type="string">
            <text:p text:style-name="Table_20_Contents"><text:span text:style-name="Source_20_Text">DATA_EMISSAO</text:span></text:p>
          </table:table-cell>
          <table:table-cell table:style-name="Tabela9.A1" office:value-type="string">
            <text:p text:style-name="Table_20_Contents">Quando a obrigação foi registrada.</text:p>
          </table:table-cell>
        </table:table-row>
        <table:table-row>
          <table:table-cell table:style-name="Tabela9.A1" office:value-type="string">
            <text:p text:style-name="Table_20_Contents"><text:span text:style-name="Source_20_Text">DATA_VENCIMENTO</text:span></text:p>
          </table:table-cell>
          <table:table-cell table:style-name="Tabela9.A1" office:value-type="string">
            <text:p text:style-name="Table_20_Contents">Quando vence o pagamento.</text:p>
          </table:table-cell>
        </table:table-row>
        <table:table-row>
          <table:table-cell table:style-name="Tabela9.A1" office:value-type="string">
            <text:p text:style-name="Table_20_Contents"><text:span text:style-name="Source_20_Text">DATA_PAGAMENTO</text:span></text:p>
          </table:table-cell>
          <table:table-cell table:style-name="Tabela9.A1" office:value-type="string">
            <text:p text:style-name="Table_20_Contents">Quando foi efetivamente pago.</text:p>
          </table:table-cell>
        </table:table-row>
        <table:table-row>
          <table:table-cell table:style-name="Tabela9.A1" office:value-type="string">
            <text:p text:style-name="Table_20_Contents"><text:span text:style-name="Source_20_Text">FK_SITUACAO</text:span></text:p>
          </table:table-cell>
          <table:table-cell table:style-name="Tabela9.A1" office:value-type="string">
            <text:p text:style-name="Table_20_Contents">Situação: Em aberto, Pago, Atrasado.</text:p>
          </table:table-cell>
        </table:table-row>
        <table:table-row>
          <table:table-cell table:style-name="Tabela9.A1" office:value-type="string">
            <text:p text:style-name="Table_20_Contents"><text:span text:style-name="Source_20_Text">FK_CATEGORIA_FINANCEIRA</text:span></text:p>
          </table:table-cell>
          <table:table-cell table:style-name="Tabela9.A1" office:value-type="string">
            <text:p text:style-name="Table_20_Contents">Classificação do tipo de gasto (ex: <text:span text:style-name="T39">crediário, pix, </text:span>água, aluguel, compra de mercadoria).</text:p>
          </table:table-cell>
        </table:table-row>
        <table:table-row>
          <table:table-cell table:style-name="Tabela9.A1" office:value-type="string">
            <text:p text:style-name="Table_20_Contents"><text:span text:style-name="Source_20_Text">OBSERVACOES</text:span></text:p>
          </table:table-cell>
          <table:table-cell table:style-name="Tabela9.A1" office:value-type="string">
            <text:p text:style-name="Table_20_Contents">Campo para detalhamento de acordos, descontos ou atrasos.</text:p>
          </table:table-cell>
        </table:table-row>
      </table:table>
      <text:h text:style-name="P34" text:outline-level="3"><text:span text:style-name="Strong_20_Emphasis"><text:span text:style-name="T34">Boas práticas:</text:span></text:span></text:h>
      <text:list text:style-name="L4">
        <text:list-item>
          <text:p text:style-name="P41">Atualizar <text:span text:style-name="Source_20_Text">VALOR_PAGO</text:span> conforme os lançamentos em <text:span text:style-name="Source_20_Text">PAGAMENTOS</text:span>.</text:p>
        </text:list-item>
        <text:list-item>
          <text:p text:style-name="P41">Usar <text:span text:style-name="Source_20_Text">FK_CATEGORIA_FINANCEIRA</text:span> para gerar relatórios por tipo de despesa.</text:p>
        </text:list-item>
        <text:list-item>
          <text:p text:style-name="P41">Armazenar <text:span text:style-name="Source_20_Text">OBSERVACOES</text:span> sobre renegociações, adiantamentos e prazos.</text:p>
        </text:list-item>
      </text:list>
      <text:list text:continue-list="list203419864609584" text:style-name="L2">
        <text:list-item>
          <text:list>
            <text:list-item>
              <text:list>
                <text:list-item>
                  <text:h text:style-name="P35" text:outline-level="3"><text:span text:style-name="Strong_20_Emphasis"><text:span text:style-name="T39">PAGAMENTOS</text:span></text:span><text:span text:style-name="Strong_20_Emphasis"><text:line-break/></text:span><text:span text:style-name="Strong_20_Emphasis"><text:span text:style-name="T4">Registra os </text:span></text:span><text:span text:style-name="Strong_20_Emphasis"><text:span text:style-name="T26">eventos de saída de dinheiro</text:span></text:span><text:span text:style-name="Strong_20_Emphasis"><text:span text:style-name="T4">, vinculados a obrigações financeiras. </text:span></text:span></text:h>
                </text:list-item>
              </text:list>
            </text:list-item>
          </text:list>
        </text:list-item>
      </text:list>
      <text:p text:style-name="P42"><text:span text:style-name="Strong_20_Emphasis">Exemplos de OBSERVACOES </text:span><text:span text:style-name="Strong_20_Emphasis"><text:span text:style-name="T41">(</text:span></text:span><text:span text:style-name="Strong_20_Emphasis"><text:span text:style-name="T39">em </text:span></text:span><text:span text:style-name="Strong_20_Emphasis"><text:span text:style-name="T41">pagamentos)</text:span></text:span></text:p>
      <table:table table:name="Tabela11" table:style-name="Tabela11">
        <table:table-column table:style-name="Tabela11.A"/>
        <table:table-column table:style-name="Tabela11.B"/>
        <table:table-header-rows>
          <text:soft-page-break/>
          <table:table-row>
            <table:table-cell table:style-name="Tabela11.A1" office:value-type="string">
              <text:p text:style-name="Table_20_Heading"><text:span text:style-name="Strong_20_Emphasis">Cenário</text:span></text:p>
            </table:table-cell>
            <table:table-cell table:style-name="Tabela11.A1" office:value-type="string">
              <text:p text:style-name="Table_20_Heading"><text:span text:style-name="Strong_20_Emphasis">Exemplo de Observação</text:span></text:p>
            </table:table-cell>
          </table:table-row>
        </table:table-header-rows>
        <table:table-row>
          <table:table-cell table:style-name="Tabela11.A1" office:value-type="string">
            <text:p text:style-name="Table_20_Contents">Pagamento total à vista</text:p>
          </table:table-cell>
          <table:table-cell table:style-name="Tabela11.A1" office:value-type="string">
            <text:p text:style-name="Table_20_Contents"><text:span text:style-name="Source_20_Text">PAGAMENTO INTEGRAL VIA TRANSFERÊNCIA BANCÁRIA.</text:span></text:p>
          </table:table-cell>
        </table:table-row>
        <table:table-row>
          <table:table-cell table:style-name="Tabela11.A1" office:value-type="string">
            <text:p text:style-name="Table_20_Contents">Pagamento parcial</text:p>
          </table:table-cell>
          <table:table-cell table:style-name="Tabela11.A1" office:value-type="string">
            <text:p text:style-name="Table_20_Contents"><text:span text:style-name="Source_20_Text">PAGO R$ 300,00 DA FATURA TOTAL DE R$ 500,00.</text:span></text:p>
          </table:table-cell>
        </table:table-row>
        <table:table-row>
          <table:table-cell table:style-name="Tabela11.A1" office:value-type="string">
            <text:p text:style-name="Table_20_Contents">Desconto negociado com fornecedor</text:p>
          </table:table-cell>
          <table:table-cell table:style-name="Tabela11.A1" office:value-type="string">
            <text:p text:style-name="Table_20_Contents"><text:span text:style-name="Source_20_Text">FORNECEDOR CONCEDEU 10% DE DESCONTO POR PAGAMENTO ADIANTADO.</text:span></text:p>
          </table:table-cell>
        </table:table-row>
        <table:table-row>
          <table:table-cell table:style-name="Tabela11.A1" office:value-type="string">
            <text:p text:style-name="Table_20_Contents">Juros por atraso</text:p>
          </table:table-cell>
          <table:table-cell table:style-name="Tabela11.A1" office:value-type="string">
            <text:p text:style-name="Table_20_Contents"><text:span text:style-name="Source_20_Text">PAGAMENTO COM ACRÉSCIMO DE R$ 15,00 POR ATRASO.</text:span></text:p>
          </table:table-cell>
        </table:table-row>
        <table:table-row>
          <table:table-cell table:style-name="Tabela11.A1" office:value-type="string">
            <text:p text:style-name="Table_20_Contents">Pagamento por PIX</text:p>
          </table:table-cell>
          <table:table-cell table:style-name="Tabela11.A1" office:value-type="string">
            <text:p text:style-name="Table_20_Contents"><text:span text:style-name="Source_20_Text">PIX ENVIADO PARA FORNECEDOR XYZ ÀS 10H12.</text:span></text:p>
          </table:table-cell>
        </table:table-row>
        <table:table-row>
          <table:table-cell table:style-name="Tabela11.A1" office:value-type="string">
            <text:p text:style-name="Table_20_Contents">Despesa paga com troco de venda</text:p>
          </table:table-cell>
          <table:table-cell table:style-name="Tabela11.A1" office:value-type="string">
            <text:p text:style-name="Table_20_Contents"><text:span text:style-name="Source_20_Text">PAGO COM VALOR ARRECADADO DA VENDA #9987.</text:span></text:p>
          </table:table-cell>
        </table:table-row>
        <table:table-row>
          <table:table-cell table:style-name="Tabela11.A1" office:value-type="string">
            <text:p text:style-name="Table_20_Contents">Pagamento agendado</text:p>
          </table:table-cell>
          <table:table-cell table:style-name="Tabela11.A1" office:value-type="string">
            <text:p text:style-name="Table_20_Contents"><text:span text:style-name="Source_20_Text">TRANSFERÊNCIA PROGRAMADA PARA 05/09.</text:span></text:p>
          </table:table-cell>
        </table:table-row>
        <table:table-row>
          <table:table-cell table:style-name="Tabela11.A1" office:value-type="string">
            <text:p text:style-name="Table_20_Contents">Reembolso de cliente</text:p>
          </table:table-cell>
          <table:table-cell table:style-name="Tabela11.A1" office:value-type="string">
            <text:p text:style-name="Table_20_Contents"><text:span text:style-name="Source_20_Text">DEVOLUÇÃO VIA PIX REFERENTE À COMPRA #123.</text:span></text:p>
          </table:table-cell>
        </table:table-row>
        <table:table-row>
          <table:table-cell table:style-name="Tabela11.A1" office:value-type="string">
            <text:p text:style-name="Table_20_Contents">Pagamento parcelado</text:p>
          </table:table-cell>
          <table:table-cell table:style-name="Tabela11.A1" office:value-type="string">
            <text:p text:style-name="Table_20_Contents"><text:span text:style-name="Source_20_Text">1ª PARCELA DE 3 - R$ 200,00.</text:span></text:p>
          </table:table-cell>
        </table:table-row>
        <table:table-row>
          <table:table-cell table:style-name="Tabela11.A1" office:value-type="string">
            <text:p text:style-name="Table_20_Contents">Baixa manual</text:p>
          </table:table-cell>
          <table:table-cell table:style-name="Tabela11.A1" office:value-type="string">
            <text:p text:style-name="Table_20_Contents"><text:span text:style-name="Source_20_Text">PAGAMENTO REGISTRADO MANUALMENTE PELO USUÁRIO ADMIN.</text:span></text:p>
          </table:table-cell>
        </table:table-row>
      </table:table>
      <text:p text:style-name="P43"><text:span text:style-name="Strong_20_Emphasis"/></text:p>
      <text:p text:style-name="P44"><text:span text:style-name="Strong_20_Emphasis"><text:span text:style-name="T34">Explicação de Tabelas para geração de </text:span></text:span><text:span text:style-name="Strong_20_Emphasis"><text:span text:style-name="T42">relatórios de inadimplência, fluxo de caixa real, e baixa parcial de valores.</text:span></text:span></text:p>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45">Conceito</text:p>
            </table:table-cell>
            <table:table-cell table:style-name="Tabela2.A1" office:value-type="string">
              <text:p text:style-name="P45">Função</text:p>
            </table:table-cell>
            <table:table-cell table:style-name="Tabela2.A1" office:value-type="string">
              <text:p text:style-name="P45">Depende de</text:p>
            </table:table-cell>
          </table:table-row>
        </table:table-header-rows>
        <table:table-row>
          <table:table-cell table:style-name="Tabela2.A1" office:value-type="string">
            <text:p text:style-name="P46"><text:span text:style-name="Source_20_Text"><text:span text:style-name="T41">creditos_receber</text:span></text:span></text:p>
          </table:table-cell>
          <table:table-cell table:style-name="Tabela2.A1" office:value-type="string">
            <text:p text:style-name="P47">Registrar o <text:span text:style-name="Strong_20_Emphasis">que deve ser recebido</text:span></text:p>
          </table:table-cell>
          <table:table-cell table:style-name="Tabela2.A1" office:value-type="string">
            <text:p text:style-name="P47">venda / cliente</text:p>
          </table:table-cell>
        </table:table-row>
        <table:table-row>
          <table:table-cell table:style-name="Tabela2.A1" office:value-type="string">
            <text:p text:style-name="P47"><text:span text:style-name="Source_20_Text">recebimento</text:span><text:span text:style-name="Source_20_Text"><text:span text:style-name="T41">s</text:span></text:span></text:p>
          </table:table-cell>
          <table:table-cell table:style-name="Tabela2.A1" office:value-type="string">
            <text:p text:style-name="P47">Registrar o <text:span text:style-name="Strong_20_Emphasis">que foi de fato recebido</text:span></text:p>
          </table:table-cell>
          <table:table-cell table:style-name="Tabela2.A1" office:value-type="string">
            <text:p text:style-name="P46"><text:span text:style-name="Source_20_Text"><text:span text:style-name="T41">creditos_receber</text:span></text:span></text:p>
          </table:table-cell>
        </table:table-row>
        <table:table-row>
          <table:table-cell table:style-name="Tabela2.A1" office:value-type="string">
            <text:p text:style-name="P46"><text:span text:style-name="Source_20_Text"><text:span text:style-name="T41">Obrigacoes_<text:line-break/>financeiras</text:span></text:span></text:p>
          </table:table-cell>
          <table:table-cell table:style-name="Tabela2.A1" office:value-type="string">
            <text:p text:style-name="P47">Registrar o <text:span text:style-name="Strong_20_Emphasis">que deve ser pago</text:span></text:p>
          </table:table-cell>
          <table:table-cell table:style-name="Tabela2.A1" office:value-type="string">
            <text:p text:style-name="P47">compra / despesa</text:p>
          </table:table-cell>
        </table:table-row>
        <table:table-row>
          <table:table-cell table:style-name="Tabela2.A1" office:value-type="string">
            <text:p text:style-name="P47"><text:span text:style-name="Source_20_Text">pagamento</text:span><text:span text:style-name="Source_20_Text"><text:span text:style-name="T41">s</text:span></text:span></text:p>
          </table:table-cell>
          <table:table-cell table:style-name="Tabela2.A1" office:value-type="string">
            <text:p text:style-name="P47">Registrar o <text:span text:style-name="Strong_20_Emphasis">que foi de fato pago</text:span></text:p>
          </table:table-cell>
          <table:table-cell table:style-name="Tabela2.A1" office:value-type="string">
            <text:p text:style-name="P46"><text:span text:style-name="Source_20_Text"><text:span text:style-name="T41">Obrigacoes_<text:line-break/>financeiras</text:span></text:span></text:p>
          </table:table-cell>
        </table:table-row>
      </table:table>
      <text:h text:style-name="Heading_20_4" text:outline-level="4"/>
      <text:h text:style-name="Heading_20_4" text:outline-level="4"><text:span text:style-name="Strong_20_Emphasis"><text:span text:style-name="T43">Nota: </text:span></text:span><text:span text:style-name="Strong_20_Emphasis"><text:span text:style-name="T4">Fatura</text:span></text:span><text:span text:style-name="T4"> (opcional, </text:span><text:span text:style-name="T34">talvez no futuro</text:span><text:span text:style-name="T4">): Ao invés de gerar uma cobrança individual para cada venda, o sistema </text:span><text:span text:style-name="Strong_20_Emphasis"><text:span text:style-name="T4">agruparia todas as compras feitas por um cliente dentro de um período (geralmente um mês)</text:span></text:span><text:span text:style-name="T4"> em uma </text:span><text:span text:style-name="Strong_20_Emphasis"><text:span text:style-name="T4">única fatura</text:span></text:span><text:span text:style-name="T4">. Representa um </text:span><text:span text:style-name="Strong_20_Emphasis"><text:span text:style-name="T4">documento fiscal consolidado</text:span></text:span><text:span text:style-name="T4">, podendo agrupar diversas contas ou servir apenas como agrupador lógico. Se no futuro quiser </text:span><text:span text:style-name="Strong_20_Emphasis"><text:span text:style-name="T4">agrupar parcelas por fatura</text:span></text:span><text:span text:style-name="T4"> </text:span></text:h>
      <text:list text:continue-numbering="true" text:style-name="L2">
        <text:list-item>
          <text:list>
            <text:list-item>
              <text:list>
                <text:list-item>
                  <text:h text:style-name="P48" text:outline-level="3"><text:span text:style-name="Strong_20_Emphasis"><text:s/></text:span><text:span text:style-name="Strong_20_Emphasis"><text:span text:style-name="T39">FORMAS_PAGAMENTO</text:span></text:span><text:span text:style-name="Strong_20_Emphasis"><text:span text:style-name="T28"><text:line-break/></text:span></text:span><text:span text:style-name="Strong_20_Emphasis"><text:span text:style-name="T29">Armazena métodos de liquidação: dinheiro, PIX, crediario, cartão, boleto, doação</text:span></text:span></text:h>
                </text:list-item>
                <text:list-item>
                  <text:h text:style-name="P48" text:outline-level="3"><text:span text:style-name="Strong_20_Emphasis"><text:span text:style-name="T43">S</text:span></text:span><text:span text:style-name="Strong_20_Emphasis"><text:span text:style-name="T42">I</text:span></text:span><text:span text:style-name="Strong_20_Emphasis"><text:span text:style-name="T43">TUACOES_FINANCEIRAS</text:span></text:span><text:span text:style-name="Strong_20_Emphasis"><text:span text:style-name="T42"><text:line-break/>Relacionada com tabelas </text:span></text:span><text:span text:style-name="Strong_20_Emphasis"><text:span text:style-name="T43">creditos_receber</text:span></text:span><text:span text:style-name="Strong_20_Emphasis"><text:span text:style-name="T42"> e </text:span></text:span><text:span text:style-name="Strong_20_Emphasis"><text:span text:style-name="T43">obrigacoes_financeiras. Exemplo de registros: </text:span></text:span><text:span text:style-name="Strong_20_Emphasis"><text:span text:style-name="T42">Aberta, paga, atrasada, </text:span></text:span><text:span text:style-name="Strong_20_Emphasis"><text:span text:style-name="T14">antecipada</text:span></text:span><text:span text:style-name="Strong_20_Emphasis"><text:span text:style-name="T42">.</text:span></text:span></text:h>
                </text:list-item>
                <text:list-item>
                  <text:h text:style-name="P49" text:outline-level="3"><text:span text:style-name="T44">NATUREZAS_FINANCEIRAS</text:span><text:span text:style-name="T45"><text:line-break/></text:span><text:span text:style-name="T42">Receita, despesa, estorno, transferencia, investimento, </text:span><text:span text:style-name="T13">empréstimo</text:span></text:h>
                </text:list-item>
                <text:list-item>
                  <text:p text:style-name="P50"><text:span text:style-name="Strong_20_Emphasis"><text:span text:style-name="T13">CATEGORIAS_FINANCEIRAS</text:span></text:span><text:span text:style-name="Strong_20_Emphasis"><text:line-break/></text:span><text:span text:style-name="Strong_20_Emphasis"><text:span text:style-name="T4">Classifica o tipo de receita ou despesa (ex: “Venda à vista”, “</text:span></text:span><text:span text:style-name="Strong_20_Emphasis"><text:span text:style-name="T24">parcelado</text:span></text:span><text:span text:style-name="Strong_20_Emphasis"><text:span text:style-name="T4">”, “Compra de estoque”). Serve </text:span></text:span><text:span text:style-name="Strong_20_Emphasis"><text:span text:style-name="T14">p</text:span></text:span><text:span text:style-name="Strong_20_Emphasis"><text:span text:style-name="T4">ara </text:span></text:span><text:span text:style-name="Strong_20_Emphasis"><text:span text:style-name="T14">a</text:span></text:span><text:span text:style-name="Strong_20_Emphasis"><text:span text:style-name="T4">grupar </text:span></text:span><text:span text:style-name="Strong_20_Emphasis"><text:span text:style-name="T14">o</text:span></text:span><text:span text:style-name="Strong_20_Emphasis"><text:span text:style-name="T4"> </text:span></text:span><text:span text:style-name="Strong_20_Emphasis"><text:span text:style-name="T14">m</text:span></text:span><text:span text:style-name="Strong_20_Emphasis"><text:span text:style-name="T4">otivo </text:span></text:span><text:span text:style-name="Strong_20_Emphasis"><text:span text:style-name="T14">o</text:span></text:span><text:span text:style-name="Strong_20_Emphasis"><text:span text:style-name="T4">u </text:span></text:span><text:span text:style-name="Strong_20_Emphasis"><text:span text:style-name="T14">f</text:span></text:span><text:span text:style-name="Strong_20_Emphasis"><text:span text:style-name="T4">luxo </text:span></text:span><text:span text:style-name="Strong_20_Emphasis"><text:span text:style-name="T14">d</text:span></text:span><text:span text:style-name="Strong_20_Emphasis"><text:span text:style-name="T4">e </text:span></text:span><text:span text:style-name="Strong_20_Emphasis"><text:span text:style-name="T14">r</text:span></text:span><text:span text:style-name="Strong_20_Emphasis"><text:span text:style-name="T4">eceita.</text:span></text:span></text:p>
                </text:list-item>
              </text:list>
            </text:list-item>
          </text:list>
        </text:list-item>
      </text:list>
      <text:h text:style-name="P51" text:outline-level="2"><text:soft-page-break/><text:span text:style-name="Strong_20_Emphasis"><text:span text:style-name="T13">Módulo Configurações</text:span></text:span></text:h>
      <text:list text:continue-numbering="true" text:style-name="L2">
        <text:list-item>
          <text:list>
            <text:list-item>
              <text:list>
                <text:list-item>
                  <text:h text:style-name="P52" text:outline-level="3"><text:span text:style-name="Strong_20_Emphasis"><text:span text:style-name="T18">CONFIGURACOES</text:span></text:span><text:span text:style-name="Strong_20_Emphasis"><text:span text:style-name="T46"><text:line-break/></text:span></text:span><text:span text:style-name="Strong_20_Emphasis"><text:span text:style-name="T11">Centraliza todos os ajustes e definições globais que impactam o comportamento do sistema, sem a necessidade de alterar código </text:span></text:span><text:span text:style-name="Strong_20_Emphasis"><text:span text:style-name="T47">c</text:span></text:span><text:span text:style-name="Strong_20_Emphasis"><text:span text:style-name="T11">omo, por exemplo, Dados da empresa, Parâmetros de sistema (ex: taxas padrão, mensagens automáticas, formatos de etiqueta).<text:line-break/>Em produção, é comum fazer </text:span></text:span><text:span text:style-name="Strong_20_Emphasis"><text:span text:style-name="T11">cache dessas configurações</text:span></text:span><text:span text:style-name="Strong_20_Emphasis"><text:span text:style-name="T11"> após o primeiro carregamento para melhorar desempenho.</text:span></text:span></text:h>
                </text:list-item>
              </text:list>
            </text:list-item>
          </text:list>
        </text:list-item>
      </text:list>
      <text:h text:style-name="P53" text:outline-level="2">Módulo Segurança</text:h>
      <text:h text:style-name="P54" text:outline-level="3"><text:span text:style-name="T48">Acesso</text:span></text:h>
      <text:list text:continue-numbering="true" text:style-name="L2">
        <text:list-item>
          <text:list>
            <text:list-item>
              <text:list>
                <text:list-item>
                  <text:h text:style-name="P16" text:outline-level="3"><text:span text:style-name="Strong_20_Emphasis"><text:span text:style-name="T13">USUARIOS</text:span></text:span><text:span text:style-name="Strong_20_Emphasis"><text:line-break/></text:span><text:span text:style-name="T4">Representa os funcionários que acessam o sistema. </text:span><text:span text:style-name="Strong_20_Emphasis"><text:span text:style-name="T49">Contém dados de autenticação e identificação. </text:span></text:span><text:span text:style-name="T4">Pode</text:span><text:span text:style-name="T47">m</text:span><text:span text:style-name="T4"> ter papéis distintos </text:span><text:span text:style-name="T47">com vários níveis de acesso e privilégios</text:span><text:span text:style-name="T4"> (ex: vendedor, administrador, financeiro </text:span><text:span text:style-name="T14">etc</text:span><text:span text:style-name="T4">).</text:span></text:h>
                </text:list-item>
                <text:list-item>
                  <text:h text:style-name="P16" text:outline-level="3"><text:span text:style-name="Strong_20_Emphasis"><text:span text:style-name="T18">USUARIOS_PERFIS</text:span></text:span><text:span text:style-name="Strong_20_Emphasis"><text:span text:style-name="T50"><text:line-break/></text:span></text:span><text:span text:style-name="Strong_20_Emphasis"><text:span text:style-name="T49">Relaciona usuários aos perfis atribuídos. Permite múltiplos perfis por usuário. </text:span></text:span><text:span text:style-name="Strong_20_Emphasis"><text:span text:style-name="T51">Exemplo: </text:span></text:span><text:span text:style-name="Strong_20_Emphasis"><text:span text:style-name="T42">Vendedor, Admin, Financeiro</text:span></text:span></text:h>
                </text:list-item>
                <text:list-item>
                  <text:p text:style-name="P55"><text:span text:style-name="Strong_20_Emphasis"><text:span text:style-name="T52">PERFIS<text:line-break/></text:span></text:span><text:span text:style-name="Strong_20_Emphasis"><text:span text:style-name="T49">Define os papéis / níveis de acesso. Ex: Administrador, Operador, Financeiro.</text:span></text:span></text:p>
                </text:list-item>
                <text:list-item>
                  <text:p text:style-name="P55"><text:span text:style-name="Strong_20_Emphasis"><text:span text:style-name="T52">PERMISSOES<text:line-break/></text:span></text:span><text:span text:style-name="Strong_20_Emphasis"><text:span text:style-name="T53">Relaciona cada aplicação a algum perfil</text:span></text:span><text:span text:style-name="Strong_20_Emphasis"><text:span text:style-name="T21">, </text:span></text:span><text:span text:style-name="Strong_20_Emphasis"><text:span text:style-name="T53">define</text:span></text:span><text:span text:style-name="Strong_20_Emphasis"><text:span text:style-name="T49"> funcionalidade</text:span></text:span><text:span text:style-name="Strong_20_Emphasis"><text:span text:style-name="T21">s </text:span></text:span><text:span text:style-name="Strong_20_Emphasis"><text:span text:style-name="T53">que cada aplicação possa ter privilégio, como: acessar, inserir, atualizar, excluir, exportar, imprimir.</text:span></text:span></text:p>
                </text:list-item>
                <text:list-item>
                  <text:p text:style-name="P55"><text:span text:style-name="Strong_20_Emphasis"><text:span text:style-name="T52">APLICACOES<text:line-break/></text:span></text:span><text:span text:style-name="Strong_20_Emphasis"><text:span text:style-name="T49">Cadastro das aplicações, funcionalidades ou telas do sistema que podem ter controle de acesso.</text:span></text:span></text:p>
                </text:list-item>
                <text:list-item>
                  <text:p text:style-name="P55"><text:span text:style-name="Strong_20_Emphasis"><text:span text:style-name="T52">APLICACOES</text:span></text:span><text:span text:style-name="Strong_20_Emphasis"><text:span text:style-name="T54">_MODULOS</text:span></text:span><text:span text:style-name="Strong_20_Emphasis"><text:span text:style-name="T52"><text:line-break/></text:span></text:span><text:span text:style-name="Strong_20_Emphasis"><text:span text:style-name="T53">Relaciona cada aplicação a algum módulo</text:span></text:span><text:span text:style-name="Strong_20_Emphasis"><text:span text:style-name="T21"> para formar conjuntos de aplicações</text:span></text:span></text:p>
                </text:list-item>
                <text:list-item>
                  <text:p text:style-name="P55"><text:span text:style-name="Strong_20_Emphasis"><text:span text:style-name="T55">MOD</text:span></text:span><text:span text:style-name="Strong_20_Emphasis"><text:span text:style-name="T56">ULOS</text:span></text:span><text:span text:style-name="Strong_20_Emphasis"><text:span text:style-name="T49"><text:line-break/></text:span></text:span><text:span text:style-name="Strong_20_Emphasis"><text:span text:style-name="T53">Cadastro de módulos para formar conjuntos de aplicações que se diferenciam pelo seu escopo no sistema</text:span></text:span></text:p>
                </text:list-item>
                <text:list-item>
                  <text:p text:style-name="P55"><text:soft-page-break/><text:span text:style-name="Strong_20_Emphasis"><text:span text:style-name="T52">LOGS<text:line-break/></text:span></text:span><text:span text:style-name="Strong_20_Emphasis"><text:span text:style-name="T57">Registra cada ação no sistema e permite</text:span></text:span><text:span text:style-name="Strong_20_Emphasis"><text:span text:style-name="T49"> sistema, </text:span></text:span><text:span text:style-name="Strong_20_Emphasis"><text:span text:style-name="T57">guardando logs dos </text:span></text:span><text:span text:style-name="Strong_20_Emphasis"><text:span text:style-name="T49">eventos importantes do sistema, como: login, logout, alterações de dados, erros e acessos.</text:span></text:span></text:p>
                </text:list-item>
              </text:list>
            </text:list-item>
          </text:list>
        </text:list-item>
      </text:list>
      <text:h text:style-name="P56" text:outline-level="3"><text:span text:style-name="Strong_20_Emphasis"><text:span text:style-name="T48">Autenticação</text:span></text:span></text:h>
      <text:list text:continue-numbering="true" text:style-name="L2">
        <text:list-item>
          <text:list>
            <text:list-item>
              <text:list>
                <text:list-item>
                  <text:h text:style-name="P52" text:outline-level="3"><text:span text:style-name="Strong_20_Emphasis"><text:span text:style-name="T3">U</text:span></text:span><text:span text:style-name="Strong_20_Emphasis"><text:span text:style-name="T58">SUARIOS_SESSOES<text:line-break/></text:span></text:span><text:span text:style-name="Strong_20_Emphasis"><text:span text:style-name="T57">Ú</text:span></text:span><text:span text:style-name="Strong_20_Emphasis"><text:span text:style-name="T57">til para </text:span></text:span><text:span text:style-name="Strong_20_Emphasis"><text:span text:style-name="T21">auditar acessos, </text:span></text:span><text:span text:style-name="Strong_20_Emphasis"><text:span text:style-name="T57">r</text:span></text:span><text:span text:style-name="Strong_20_Emphasis"><text:span text:style-name="T21">astre</text:span></text:span><text:span text:style-name="Strong_20_Emphasis"><text:span text:style-name="T57">ia</text:span></text:span><text:span text:style-name="Strong_20_Emphasis"><text:span text:style-name="T21"> sessões ativas, controla e limita logins simultâneos, </text:span></text:span><text:span text:style-name="Strong_20_Emphasis"><text:span text:style-name="T57">permite</text:span></text:span><text:span text:style-name="Strong_20_Emphasis"><text:span text:style-name="T21"> logout forçado </text:span></text:span><text:span text:style-name="Strong_20_Emphasis"><text:span text:style-name="T57">remotamente.</text:span></text:span></text:h>
                </text:list-item>
                <text:list-item>
                  <text:h text:style-name="P57" text:outline-level="3"><text:span text:style-name="Strong_20_Emphasis"><text:span text:style-name="T26">USUARIOS_TENTATIVAS_LOGIN</text:span></text:span><text:span text:style-name="Strong_20_Emphasis"><text:span text:style-name="T4"> <text:line-break/></text:span></text:span><text:span text:style-name="Strong_20_Emphasis"><text:span text:style-name="T59">R</text:span></text:span><text:span text:style-name="Strong_20_Emphasis"><text:span text:style-name="T4">egistra todo e qualquer evento de tentativa de login</text:span></text:span><text:span text:style-name="Strong_20_Emphasis"><text:span text:style-name="T4">, seja ele bem-sucedido ou malsucedido, para fins de segurança, rastreamento e controle de acesso. </text:span></text:span><text:span text:style-name="Strong_20_Emphasis"><text:span text:style-name="T4">Detecção de padrões suspeitos</text:span></text:span><text:span text:style-name="Strong_20_Emphasis"><text:span text:style-name="T4">, como ataques de força bruta ou uso de senhas repetidas. </text:span></text:span><text:span text:style-name="Strong_20_Emphasis"><text:span text:style-name="T4">Base para políticas de segurança</text:span></text:span><text:span text:style-name="Strong_20_Emphasis"><text:span text:style-name="T4">, como bloqueio automátic</text:span></text:span><text:span text:style-name="Strong_20_Emphasis"><text:span text:style-name="T36">o de contas após múltiplas falhas. <text:line-break/></text:span></text:span><text:span text:style-name="Strong_20_Emphasis"><text:span text:style-name="T36">Cenário em que a </text:span></text:span><text:span text:style-name="Strong_20_Emphasis"><text:span text:style-name="T38">procedure Verifica_Bloqueio_Tentativas</text:span></text:span><text:span text:style-name="Strong_20_Emphasis"><text:span text:style-name="T36"> é chamada: Se o login falhar e o usuário existir, </text:span></text:span><text:span text:style-name="Strong_20_Emphasis"><text:span text:style-name="T60">então a</text:span></text:span><text:span text:style-name="Strong_20_Emphasis"><text:span text:style-name="T36"> procedure verifica se há 5 ou mais falhas nas últimas 15min; </text:span></text:span><text:span text:style-name="Strong_20_Emphasis"><text:span text:style-name="T60">s</text:span></text:span><text:span text:style-name="Strong_20_Emphasis"><text:span text:style-name="T36">e sim, o usuário é bloqueado automaticamente com origem "Tentativas Falhas"</text:span></text:span></text:h>
                </text:list-item>
                <text:list-item>
                  <text:h text:style-name="P57" text:outline-level="3"><text:span text:style-name="Strong_20_Emphasis"><text:span text:style-name="T50">USUARIOS_BLOQUEIOS </text:span></text:span><text:span text:style-name="Strong_20_Emphasis"><text:span text:style-name="T21"><text:line-break/>Armazena informações sobre usuários que foram temporária ou permanentemente bloqueados, seja por tentativa excessiva de login, violação de regras ou bloqueio manual por um administrador. Suporta desbloqueio automático com base em </text:span></text:span><text:span text:style-name="Strong_20_Emphasis"><text:span text:style-name="Source_20_Text"><text:span text:style-name="T61">DATA_EXPIRACAO</text:span></text:span></text:span><text:span text:style-name="Strong_20_Emphasis"><text:span text:style-name="T21">. </text:span></text:span><text:span text:style-name="T4">Permite auditoria de quem bloqueou e </text:span><text:span text:style-name="T62">motivo</text:span><text:span text:style-name="T4">.</text:span></text:h>
                </text:list-item>
                <text:list-item>
                  <text:h text:style-name="P57" text:outline-level="3"><text:span text:style-name="Strong_20_Emphasis">RECUPERACAO_SENHA <text:line-break/></text:span><text:span text:style-name="Strong_20_Emphasis"><text:span text:style-name="T4">Gerencia os tokens temporários de recuperação de senha enviados ao usuário </text:span></text:span><text:span text:style-name="Strong_20_Emphasis"><text:span text:style-name="T63">e sua</text:span></text:span><text:span text:style-name="Strong_20_Emphasis"><text:span text:style-name="T4"> validade, </text:span></text:span><text:span text:style-name="Strong_20_Emphasis"><text:span text:style-name="T62">permite gerar</text:span></text:span><text:span text:style-name="Strong_20_Emphasis"><text:span text:style-name="T4"> link de recuperação contendo o </text:span></text:span><text:span text:style-name="Strong_20_Emphasis"><text:span text:style-name="Source_20_Text"><text:span text:style-name="T4">TOKEN</text:span></text:span></text:span><text:span text:style-name="Strong_20_Emphasis"><text:span text:style-name="T4">. </text:span></text:span><text:span text:style-name="T4">Limita tentativas ou uso após expiração.</text:span></text:h>
                  <text:h text:style-name="P57" text:outline-level="3"><text:span text:style-name="Strong_20_Emphasis"><text:span text:style-name="T36"><text:line-break/></text:span></text:span></text:h>
                  <text:h text:style-name="P57" text:outline-level="3"><text:span text:style-name="Strong_20_Emphasis"><text:span text:style-name="T36"/></text:span></text:h>
                </text:list-item>
              </text:list>
            </text:list-item>
          </text:list>
        </text:list-item>
      </text:list>
      <text:p text:style-name="P58"><text:span text:style-name="Strong_20_Emphasis"/></text:p>
      <text:h text:style-name="P59" text:outline-level="1">Relações entre as entidades (visão geral)</text:h>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Table_20_Heading">Entidade A</text:p>
            </table:table-cell>
            <table:table-cell table:style-name="Tabela1.A1" office:value-type="string">
              <text:p text:style-name="Table_20_Heading">Relação</text:p>
            </table:table-cell>
            <table:table-cell table:style-name="Tabela1.A1" office:value-type="string">
              <text:p text:style-name="Table_20_Heading">Entidade B</text:p>
            </table:table-cell>
            <table:table-cell table:style-name="Tabela1.A1" office:value-type="string">
              <text:p text:style-name="Table_20_Heading">Observação</text:p>
            </table:table-cell>
          </table:table-row>
        </table:table-header-rows>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Um produto pode estar em várias venda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é-reserva de produtos</text:p>
          </table:table-cell>
        </table:table-row>
        <table:table-row>
          <table:table-cell table:style-name="Tabela1.A1" office:value-type="string">
            <text:p text:style-name="Table_20_Contents">Produto</text:p>
          </table:table-cell>
          <table:table-cell table:style-name="Tabela1.A1" office:value-type="string">
            <text:p text:style-name="Table_20_Contents">tem muitos</text:p>
          </table:table-cell>
          <table:table-cell table:style-name="Tabela1.A1" office:value-type="string">
            <text:p text:style-name="Table_20_Contents">Movimentações Estoque</text:p>
          </table:table-cell>
          <table:table-cell table:style-name="Tabela1.A1" office:value-type="string">
            <text:p text:style-name="Table_20_Contents">Entradas e saídas</text:p>
          </table:table-cell>
        </table:table-row>
        <table:table-row>
          <table:table-cell table:style-name="Tabela1.A1" office:value-type="string">
            <text:p text:style-name="Table_20_Contents">Venda</text:p>
          </table:table-cell>
          <table:table-cell table:style-name="Tabela1.A1" office:value-type="string">
            <text:p text:style-name="Table_20_Contents">tem muitos</text:p>
          </table:table-cell>
          <table:table-cell table:style-name="Tabela1.A1" office:value-type="string">
            <text:p text:style-name="Table_20_Contents">Itens de Venda</text:p>
          </table:table-cell>
          <table:table-cell table:style-name="Tabela1.A1" office:value-type="string">
            <text:p text:style-name="Table_20_Contents">Detalhamento</text:p>
          </table:table-cell>
        </table:table-row>
        <table:table-row>
          <table:table-cell table:style-name="Tabela1.A1" office:value-type="string">
            <text:p text:style-name="Table_20_Contents">Pré-venda</text:p>
          </table:table-cell>
          <table:table-cell table:style-name="Tabela1.A1" office:value-type="string">
            <text:p text:style-name="Table_20_Contents">tem muitos</text:p>
          </table:table-cell>
          <table:table-cell table:style-name="Tabela1.A1" office:value-type="string">
            <text:p text:style-name="Table_20_Contents">Itens de Pré-venda</text:p>
          </table:table-cell>
          <table:table-cell table:style-name="Tabela1.A1" office:value-type="string">
            <text:p text:style-name="Table_20_Contents">Produtos separado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Vendas</text:p>
          </table:table-cell>
          <table:table-cell table:style-name="Tabela1.A1" office:value-type="string">
            <text:p text:style-name="Table_20_Contents">Histórico de ven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Pré-vendas</text:p>
          </table:table-cell>
          <table:table-cell table:style-name="Tabela1.A1" office:value-type="string">
            <text:p text:style-name="Table_20_Contents">Histórico de retiradas</text:p>
          </table:table-cell>
        </table:table-row>
        <table:table-row>
          <table:table-cell table:style-name="Tabela1.A1" office:value-type="string">
            <text:p text:style-name="Table_20_Contents">Cliente</text:p>
          </table:table-cell>
          <table:table-cell table:style-name="Tabela1.A1" office:value-type="string">
            <text:p text:style-name="Table_20_Contents">tem muitos</text:p>
          </table:table-cell>
          <table:table-cell table:style-name="Tabela1.A1" office:value-type="string">
            <text:p text:style-name="Table_20_Contents">Contas a Receber</text:p>
          </table:table-cell>
          <table:table-cell table:style-name="Tabela1.A1" office:value-type="string">
            <text:p text:style-name="Table_20_Contents">Controle de crediário</text:p>
          </table:table-cell>
        </table:table-row>
        <table:table-row>
          <table:table-cell table:style-name="Tabela1.A1" office:value-type="string">
            <text:p text:style-name="Table_20_Contents">Fornecedor</text:p>
          </table:table-cell>
          <table:table-cell table:style-name="Tabela1.A1" office:value-type="string">
            <text:p text:style-name="Table_20_Contents">tem muitos</text:p>
          </table:table-cell>
          <table:table-cell table:style-name="Tabela1.A1" office:value-type="string">
            <text:p text:style-name="Table_20_Contents">Produtos ou Movimentações</text:p>
          </table:table-cell>
          <table:table-cell table:style-name="Tabela1.A1" office:value-type="string">
            <text:p text:style-name="Table_20_Contents">Entrada por compra</text:p>
          </table:table-cell>
        </table:table-row>
        <table:table-row>
          <table:table-cell table:style-name="Tabela1.A1" office:value-type="string">
            <text:p text:style-name="Table_20_Contents">Usuário</text:p>
          </table:table-cell>
          <table:table-cell table:style-name="Tabela1.A1" office:value-type="string">
            <text:p text:style-name="P60">tem muitos</text:p>
          </table:table-cell>
          <table:table-cell table:style-name="Tabela1.A1" office:value-type="string">
            <text:p text:style-name="P61">Perfil</text:p>
          </table:table-cell>
          <table:table-cell table:style-name="Tabela1.A1" office:value-type="string">
            <text:p text:style-name="P62">Vendedor, <text:span text:style-name="T64">Admin, Financeiro</text:span></text:p>
          </table:table-cell>
        </table:table-row>
      </table:table>
      <text:p text:style-name="Horizontal_20_Line"/>
      <text:h text:style-name="P63" text:outline-level="1"/>
      <text:h text:style-name="P59" text:outline-level="1"><text:span text:style-name="Strong_20_Emphasis">Features</text:span></text:h>
      <text:p text:style-name="P36">Gera<text:span text:style-name="T65">r</text:span> relatórios como:</text:p>
      <text:list text:style-name="L5">
        <text:list-item>
          <text:p text:style-name="P64">"Pré-vendas pendentes de devolução há mais de 3 dias"</text:p>
        </text:list-item>
        <text:list-item>
          <text:p text:style-name="P64">"Tempo médio entre retirada e devolução"</text:p>
        </text:list-item>
        <text:list-item>
          <text:p text:style-name="P64">"Percentual de pré-vendas que viraram vendas"</text:p>
        </text:list-item>
        <text:list-item>
          <text:p text:style-name="P64"><text:span text:style-name="Strong_20_Emphasis">Relatórios futuros</text:span>: identificar clientes que frequentemente reservam e não compram, por exemplo. </text:p>
        </text:list-item>
      </text:list>
      <text:p text:style-name="P36"/>
      <text:h text:style-name="P65" text:outline-level="1">Simulação de Cenários</text:h>
      <text:p text:style-name="P66">Simular um fluxo <text:span text:style-name="Strong_20_Emphasis">completo de venda a prazo</text:span>, envolvendo:</text:p>
      <text:list text:style-name="L6">
        <text:list-item>
          <text:p text:style-name="P67">Cadastro de um <text:span text:style-name="Strong_20_Emphasis">cliente</text:span>.</text:p>
        </text:list-item>
        <text:list-item>
          <text:p text:style-name="P67">Cadastro de um <text:span text:style-name="Strong_20_Emphasis">usuário</text:span> com perfil de <text:span text:style-name="Strong_20_Emphasis">vendedor</text:span>.</text:p>
        </text:list-item>
        <text:list-item>
          <text:p text:style-name="P67">Realização de uma <text:span text:style-name="Strong_20_Emphasis">venda</text:span> com produtos.</text:p>
        </text:list-item>
        <text:list-item>
          <text:p text:style-name="P67">Geração de <text:span text:style-name="Strong_20_Emphasis">contas a receber</text:span> associadas à venda.</text:p>
        </text:list-item>
        <text:list-item>
          <text:p text:style-name="P67">Definição da <text:span text:style-name="Strong_20_Emphasis">forma de pagamento</text:span> e da <text:span text:style-name="Strong_20_Emphasis">situação financeira</text:span>.</text:p>
        </text:list-item>
      </text:list>
      <text:p text:style-name="P66"/>
      <text:p text:style-name="P66"/>
      <text:h text:style-name="P59" text:outline-level="1">Sugestões de melhoria e próximos passos </text:h>
      <text:h text:style-name="Heading_20_3" text:outline-level="3">1. <text:span text:style-name="Strong_20_Emphasis">Documentar o dicionário de dados</text:span></text:h>
      <text:p text:style-name="P68">Você já tem a descrição funcional dos campos. Sugiro agora gerar uma versão formal do <text:span text:style-name="Strong_20_Emphasis">dicionário de dados</text:span> com:</text:p>
      <text:list text:style-name="L7">
        <text:list-item>
          <text:p text:style-name="P69">Nome da tabela</text:p>
        </text:list-item>
        <text:list-item>
          <text:p text:style-name="P69">Nome do campo</text:p>
        </text:list-item>
        <text:list-item>
          <text:p text:style-name="P69">Tipo e tamanho (ex: <text:span text:style-name="Source_20_Text">VARCHAR(100)</text:span>)</text:p>
        </text:list-item>
        <text:list-item>
          <text:p text:style-name="P69"><text:span text:style-name="Source_20_Text">NOT NULL</text:span>, <text:span text:style-name="Source_20_Text">DEFAULT</text:span>, etc.</text:p>
        </text:list-item>
        <text:list-item>
          <text:p text:style-name="P69">Descrição técnica</text:p>
        </text:list-item>
      </text:list>
      <text:p text:style-name="Quotations">Isso ajuda a automatizar geração de scripts, ORMs, e documentação técnica no futuro.</text:p>
      <text:p text:style-name="Horizontal_20_Line"/>
      <text:h text:style-name="Heading_20_3" text:outline-level="3">2. <text:span text:style-name="Strong_20_Emphasis">Pensar no versionamento e deploy</text:span></text:h>
      <text:p text:style-name="Text_20_body">Como o projeto é SaaS:</text:p>
      <text:list text:style-name="L8">
        <text:list-item>
          <text:p text:style-name="P70"><text:span text:style-name="Strong_20_Emphasis">Crie um script SQL incremental de criação e atualização de estrutura</text:span></text:p>
        </text:list-item>
        <text:list-item>
          <text:p text:style-name="P70">Use <text:span text:style-name="Strong_20_Emphasis">Git</text:span> para versionar código + estrutura (DDL)</text:p>
        </text:list-item>
        <text:list-item>
          <text:p text:style-name="P70">Avalie o uso de <text:span text:style-name="Strong_20_Emphasis">migrations</text:span> no PHP (ex: <text:a xlink:type="simple" xlink:href="https://phinx.org/" text:style-name="Internet_20_link" text:visited-style-name="Visited_20_Internet_20_Link">Phinx</text:a> ou Laravel Migrations mesmo em projeto fora do Laravel)</text:p>
        </text:list-item>
      </text:list>
      <text:h text:style-name="Heading_20_3" text:outline-level="3">4. <text:span text:style-name="Strong_20_Emphasis">Relacionamento com arquivos (imagens, etiquetas)</text:span></text:h>
      <text:p text:style-name="Text_20_body">Como você mencionou etiquetas e código de barras, pode valer adicionar:</text:p>
      <text:p text:style-name="Preformatted_20_Text"><text:span text:style-name="Source_20_Text">IMAGENS_PRODUTOS (</text:span></text:p>
      <text:p text:style-name="Preformatted_20_Text"><text:span text:style-name="Source_20_Text"><text:s text:c="2"/>ID INT AUTO_INCREMENT,</text:span></text:p>
      <text:p text:style-name="Preformatted_20_Text"><text:span text:style-name="Source_20_Text"><text:s text:c="2"/>FK_PRODUTO INT,</text:span></text:p>
      <text:p text:style-name="Preformatted_20_Text"><text:span text:style-name="Source_20_Text"><text:s text:c="2"/>CAMINHO_ARQUIVO VARCHAR(255),</text:span></text:p>
      <text:p text:style-name="Preformatted_20_Text"><text:span text:style-name="Source_20_Text"><text:s text:c="2"/>TIPO ENUM('FOTO', 'ETIQUETA'),</text:span></text:p>
      <text:p text:style-name="Preformatted_20_Text"><text:span text:style-name="Source_20_Text"><text:s text:c="2"/>...</text:span></text:p>
      <text:p text:style-name="P71"><text:span text:style-name="Source_20_Text">)</text:span></text:p>
      <text:p text:style-name="Text_20_body">E controle de etiquetas (com histórico de impressão se desejar rastrear).</text:p>
      <text:p text:style-name="Horizontal_20_Line"/>
      <text:h text:style-name="Heading_20_3" text:outline-level="3">5. <text:span text:style-name="Strong_20_Emphasis">Integrações futuras</text:span></text:h>
      <text:p text:style-name="Text_20_body">Você pode deixar preparado para:</text:p>
      <text:list text:style-name="L9">
        <text:list-item>
          <text:p text:style-name="P72"><text:span text:style-name="Strong_20_Emphasis">Envio de mensagens via WhatsApp</text:span> (cobrança, confirmação, etc.)</text:p>
        </text:list-item>
        <text:list-item>
          <text:p text:style-name="P72"><text:span text:style-name="Strong_20_Emphasis">Gateway de pagamento</text:span> (integração com API para PIX, boleto)</text:p>
        </text:list-item>
        <text:list-item>
          <text:p text:style-name="P72"><text:span text:style-name="Strong_20_Emphasis">API REST</text:span> para acesso externo</text:p>
        </text:list-item>
        <text:list-item>
          <text:p text:style-name="P72"><text:soft-page-break/><text:span text:style-name="Strong_20_Emphasis">Painel PWA ou mobile</text:span> no futuro</text:p>
        </text:list-item>
      </text:list>
      <text:p text:style-name="Horizontal_20_Line"/>
      <text:h text:style-name="Heading_20_2" text:outline-level="2">⚙️ Infraestrutura recomendada</text:h>
      <text:p text:style-name="Text_20_body">Como é um projeto pessoal/SaaS MVP, e você já mencionou o uso do <text:span text:style-name="Strong_20_Emphasis">Scriptcase + PHP</text:span>, o cPanel ainda pode ser útil, mas com ressalvas.</text:p>
      <table:table table:name="Tabela14" table:style-name="Tabela14">
        <table:table-column table:style-name="Tabela14.A"/>
        <table:table-column table:style-name="Tabela14.B"/>
        <table:table-header-rows>
          <table:table-row>
            <table:table-cell table:style-name="Tabela14.A1" office:value-type="string">
              <text:p text:style-name="Table_20_Heading">Item</text:p>
            </table:table-cell>
            <table:table-cell table:style-name="Tabela14.A1" office:value-type="string">
              <text:p text:style-name="Table_20_Heading">Recomendação</text:p>
            </table:table-cell>
          </table:table-row>
        </table:table-header-rows>
        <table:table-row>
          <table:table-cell table:style-name="Tabela14.A1" office:value-type="string">
            <text:p text:style-name="Table_20_Contents">Hospedagem</text:p>
          </table:table-cell>
          <table:table-cell table:style-name="Tabela14.A1" office:value-type="string">
            <text:p text:style-name="Table_20_Contents">VPS com acesso root (mesmo via cPanel) ou servidores como DigitalOcean, HostGator VPS</text:p>
          </table:table-cell>
        </table:table-row>
        <table:table-row>
          <table:table-cell table:style-name="Tabela14.A1" office:value-type="string">
            <text:p text:style-name="Table_20_Contents">Banco de Dados</text:p>
          </table:table-cell>
          <table:table-cell table:style-name="Tabela14.A1" office:value-type="string">
            <text:p text:style-name="Table_20_Contents"><text:span text:style-name="Strong_20_Emphasis">MySQL/MariaDB</text:span> (caso já use no Scriptcase)</text:p>
          </table:table-cell>
        </table:table-row>
        <table:table-row>
          <table:table-cell table:style-name="Tabela14.A1" office:value-type="string">
            <text:p text:style-name="Table_20_Contents">Backup</text:p>
          </table:table-cell>
          <table:table-cell table:style-name="Tabela14.A1" office:value-type="string">
            <text:p text:style-name="Table_20_Contents">Scripts de backup automatizados com cron</text:p>
          </table:table-cell>
        </table:table-row>
        <table:table-row>
          <table:table-cell table:style-name="Tabela14.A1" office:value-type="string">
            <text:p text:style-name="Table_20_Contents">Deploy</text:p>
          </table:table-cell>
          <table:table-cell table:style-name="Tabela14.A1" office:value-type="string">
            <text:p text:style-name="Table_20_Contents">Manual ou com GIT via cPanel (Git Version Control)</text:p>
          </table:table-cell>
        </table:table-row>
      </table:table>
      <text:p text:style-name="Text_20_body">Caso queira migrar para algo mais moderno depois, pode considerar <text:span text:style-name="Strong_20_Emphasis">Docker</text:span>, <text:span text:style-name="Strong_20_Emphasis">CapRover</text:span> ou <text:span text:style-name="Strong_20_Emphasis">CloudPanel</text:span> para deploy contínuo.</text:p>
      <text:p text:style-name="Horizontal_20_Lin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7T20:02:30.861000000</meta:creation-date>
    <dc:date>2025-08-04T20:34:18.401335800</dc:date>
    <meta:editing-duration>PT22H51M50S</meta:editing-duration>
    <meta:editing-cycles>23</meta:editing-cycles>
    <meta:generator>LibreOffice/25.2.4.3$Windows_X86_64 LibreOffice_project/33e196637044ead23f5c3226cde09b47731f7e27</meta:generator>
    <meta:document-statistic meta:table-count="13" meta:image-count="0" meta:object-count="0" meta:page-count="14" meta:paragraph-count="374" meta:word-count="2528" meta:character-count="17338" meta:non-whitespace-character-count="15220"/>
  </office:meta>
</office:document-meta>
</file>